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png" manifest:full-path="media/docsodtimagesheader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bca75acd1-style_44" style:family="table" style:master-page-name="master_01">
      <style:table-properties table:border-model="collapsing" fo:break-before="page" table:align="left"/>
    </style:style>
    <style:style style:name="sbca75acd1-style_46" style:family="table-row"/>
    <style:style style:name="sbca75acd1-style_47" style:family="table-cell"/>
    <style:style style:name="sbca75acd1-style_48" style:family="paragraph">
      <style:paragraph-properties fo:padding-bottom="0pt" fo:padding-left="0pt" fo:padding-right="0pt" fo:padding-top="0pt" fo:text-align="center"/>
      <style:text-properties fo:font-family="'Arial'" fo:font-size="18pt" fo:font-weight="bold"/>
    </style:style>
    <style:style style:name="sbca75acd1-style_49" style:family="text"/>
    <style:style style:name="sbca75acd1-style_50" style:family="table">
      <style:table-properties table:border-model="collapsing" style:width="225pt" fo:margin-bottom="auto" fo:margin-left="auto" fo:margin-right="auto" fo:margin-top="18.75pt" table:align="center"/>
    </style:style>
    <style:style style:name="sbca75acd1-style_52" style:family="table-row"/>
    <style:style style:name="sbca75acd1-style_5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5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bca75acd1-style_55" style:family="text"/>
    <style:style style:name="sbca75acd1-style_56" style:family="table-row"/>
    <style:style style:name="sbca75acd1-style_57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5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bca75acd1-style_59" style:family="text"/>
    <style:style style:name="sbca75acd1-style_60" style:family="table">
      <style:table-properties table:border-model="collapsing" style:width="225pt" fo:margin-bottom="auto" fo:margin-left="auto" fo:margin-right="auto" fo:margin-top="18.75pt" table:align="center"/>
    </style:style>
    <style:style style:name="sbca75acd1-style_62" style:family="table-row"/>
    <style:style style:name="sbca75acd1-style_6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6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bca75acd1-style_65" style:family="text"/>
    <style:style style:name="sbca75acd1-style_66" style:family="table-row"/>
    <style:style style:name="sbca75acd1-style_67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6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bca75acd1-style_69" style:family="text"/>
    <style:style style:name="sbca75acd1-style_70" style:family="table">
      <style:table-properties table:border-model="collapsing" style:width="225pt" fo:margin-bottom="auto" fo:margin-left="auto" fo:margin-right="auto" fo:margin-top="18.75pt" table:align="center"/>
    </style:style>
    <style:style style:name="sbca75acd1-style_72" style:family="table-row"/>
    <style:style style:name="sbca75acd1-style_7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7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bca75acd1-style_75" style:family="text"/>
    <style:style style:name="sbca75acd1-style_76" style:family="table-row"/>
    <style:style style:name="sbca75acd1-style_77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7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bca75acd1-style_79" style:family="text"/>
    <style:style style:name="sbca75acd1-style_80" style:family="table">
      <style:table-properties table:border-model="collapsing" style:width="225pt" fo:margin-bottom="auto" fo:margin-left="auto" fo:margin-right="auto" fo:margin-top="18.75pt" table:align="center"/>
    </style:style>
    <style:style style:name="sbca75acd1-style_82" style:family="table-row"/>
    <style:style style:name="sbca75acd1-style_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8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bca75acd1-style_85" style:family="text"/>
    <style:style style:name="sbca75acd1-style_86" style:family="table-row"/>
    <style:style style:name="sbca75acd1-style_87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8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bca75acd1-style_89" style:family="text"/>
    <style:style style:name="sbca75acd1-style_90" style:family="table">
      <style:table-properties table:border-model="collapsing" style:width="225pt" fo:margin-bottom="auto" fo:margin-left="auto" fo:margin-right="auto" fo:margin-top="18.75pt" table:align="center"/>
    </style:style>
    <style:style style:name="sbca75acd1-style_92" style:family="table-row"/>
    <style:style style:name="sbca75acd1-style_9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9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bca75acd1-style_95" style:family="text"/>
    <style:style style:name="sbca75acd1-style_96" style:family="table-row"/>
    <style:style style:name="sbca75acd1-style_97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9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bca75acd1-style_99" style:family="text"/>
    <style:style style:name="sbca75acd1-style_100" style:family="paragraph">
      <style:paragraph-properties fo:padding-bottom="0pt" fo:padding-left="0pt" fo:padding-right="0pt" fo:padding-top="0pt" fo:break-before="page" fo:text-align="left"/>
    </style:style>
    <style:style style:name="sbca75acd1-style_101" style:family="text">
      <style:text-properties fo:font-weight="bold" fo:font-family="'Arial Black'" fo:font-size="15pt"/>
    </style:style>
    <style:style style:name="sbca75acd1-style_102" style:family="text"/>
    <style:style style:name="sbca75acd1-style_103" style:family="text">
      <style:text-properties fo:color="#0000cc" style:text-underline-type="single"/>
    </style:style>
    <style:style style:name="sbca75acd1-style_104" style:family="text">
      <style:text-properties fo:color="#0000cc" style:text-underline-type="single"/>
    </style:style>
    <style:style style:name="sbca75acd1-style_105" style:family="paragraph">
      <style:paragraph-properties fo:padding-bottom="0pt" fo:padding-left="0pt" fo:padding-right="0pt" fo:padding-top="0pt" fo:break-before="page"/>
    </style:style>
    <style:style style:name="sbca75acd1-style_106" style:family="text"/>
    <style:style style:name="sbca75acd1-style_107" style:family="text">
      <style:text-properties fo:font-family="'Arial'" fo:font-size="13.5pt" style:text-underline-type="single"/>
    </style:style>
    <style:style style:name="sbca75acd1-style_108" style:family="table">
      <style:table-properties table:border-model="collapsing" table:align="left"/>
    </style:style>
    <style:style style:name="sbca75acd1-style_110" style:family="table-row"/>
    <style:style style:name="sbca75acd1-style_111" style:family="table-cell"/>
    <style:style style:name="sbca75acd1-style_112" style:family="paragraph">
      <style:paragraph-properties fo:padding-bottom="0pt" fo:padding-left="0pt" fo:padding-right="0pt" fo:padding-top="0pt"/>
    </style:style>
    <style:style style:name="sbca75acd1-style_113" style:family="text"/>
    <style:style style:name="sbca75acd1-style_11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1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16" style:family="text"/>
    <style:style style:name="sbca75acd1-style_11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1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19" style:family="text"/>
    <style:style style:name="sbca75acd1-style_12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22" style:family="text"/>
    <style:style style:name="sbca75acd1-style_123" style:family="table-row"/>
    <style:style style:name="sbca75acd1-style_12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2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26" style:family="text"/>
    <style:style style:name="sbca75acd1-style_127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2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29" style:family="text"/>
    <style:style style:name="sbca75acd1-style_130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3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32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3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34" style:family="table-row"/>
    <style:style style:name="sbca75acd1-style_13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3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37" style:family="text"/>
    <style:style style:name="sbca75acd1-style_138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3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40" style:family="text"/>
    <style:style style:name="sbca75acd1-style_141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4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43" style:family="text"/>
    <style:style style:name="sbca75acd1-style_144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4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46" style:family="text"/>
    <style:style style:name="sbca75acd1-style_147" style:family="table-row"/>
    <style:style style:name="sbca75acd1-style_14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50" style:family="text"/>
    <style:style style:name="sbca75acd1-style_151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5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53" style:family="text"/>
    <style:style style:name="sbca75acd1-style_154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5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56" style:family="text"/>
    <style:style style:name="sbca75acd1-style_157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5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59" style:family="text"/>
    <style:style style:name="sbca75acd1-style_160" style:family="table-row"/>
    <style:style style:name="sbca75acd1-style_16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6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63" style:family="text"/>
    <style:style style:name="sbca75acd1-style_164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65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66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67" style:family="table">
      <style:table-properties table:border-model="collapsing" table:align="left"/>
    </style:style>
    <style:style style:name="sbca75acd1-style_169" style:family="table-row"/>
    <style:style style:name="sbca75acd1-style_17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71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9pt" fo:font-weight="bold"/>
    </style:style>
    <style:style style:name="sbca75acd1-style_172" style:family="text"/>
    <style:style style:name="sbca75acd1-style_173" style:family="table-row"/>
    <style:style style:name="sbca75acd1-style_17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7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76" style:family="text"/>
    <style:style style:name="sbca75acd1-style_17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7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79" style:family="text"/>
    <style:style style:name="sbca75acd1-style_18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8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82" style:family="text"/>
    <style:style style:name="sbca75acd1-style_1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8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bca75acd1-style_185" style:family="text"/>
    <style:style style:name="sbca75acd1-style_186" style:family="table-row"/>
    <style:style style:name="sbca75acd1-style_187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8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89" style:family="text"/>
    <style:style style:name="sbca75acd1-style_190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9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92" style:family="text"/>
    <style:style style:name="sbca75acd1-style_193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9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95" style:family="text"/>
    <style:style style:name="sbca75acd1-style_196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9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198" style:family="text"/>
    <style:style style:name="sbca75acd1-style_199" style:family="table-row"/>
    <style:style style:name="sbca75acd1-style_200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0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202" style:family="text"/>
    <style:style style:name="sbca75acd1-style_203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0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205" style:family="text"/>
    <style:style style:name="sbca75acd1-style_206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0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208" style:family="text"/>
    <style:style style:name="sbca75acd1-style_209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1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211" style:family="text"/>
    <style:style style:name="sbca75acd1-style_212" style:family="table-row"/>
    <style:style style:name="sbca75acd1-style_213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1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215" style:family="text"/>
    <style:style style:name="sbca75acd1-style_216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1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218" style:family="text"/>
    <style:style style:name="sbca75acd1-style_219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2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221" style:family="text"/>
    <style:style style:name="sbca75acd1-style_222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2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bca75acd1-style_224" style:family="text"/>
    <style:style style:name="sbca75acd1-style_225" style:family="text"/>
    <style:style style:name="sbca75acd1-style_226" style:family="text">
      <style:text-properties fo:color="#0000cc" style:text-underline-type="single"/>
    </style:style>
    <style:style style:name="sbca75acd1-style_227" style:family="text">
      <style:text-properties fo:color="#0000cc" style:text-underline-type="single"/>
    </style:style>
    <style:style style:name="sbca75acd1-style_228" style:family="paragraph">
      <style:paragraph-properties fo:padding-bottom="0pt" fo:padding-left="0pt" fo:padding-right="0pt" fo:padding-top="0pt" fo:break-before="page"/>
    </style:style>
    <style:style style:name="sbca75acd1-style_229" style:family="text"/>
    <style:style style:name="sbca75acd1-style_230" style:family="text">
      <style:text-properties fo:font-family="'Arial'" fo:font-size="13.5pt" style:text-underline-type="single"/>
    </style:style>
    <style:style style:name="sbca75acd1-style_231" style:family="table">
      <style:table-properties table:border-model="collapsing" table:align="left"/>
    </style:style>
    <style:style style:name="sbca75acd1-style_233" style:family="table-row"/>
    <style:style style:name="sbca75acd1-style_23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2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236" style:family="text"/>
    <style:style style:name="sbca75acd1-style_237" style:family="table-row"/>
    <style:style style:name="sbca75acd1-style_23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23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240" style:family="text"/>
    <style:style style:name="sbca75acd1-style_24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24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243" style:family="text"/>
    <style:style style:name="sbca75acd1-style_24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24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246" style:family="text"/>
    <style:style style:name="sbca75acd1-style_247" style:family="table-row"/>
    <style:style style:name="sbca75acd1-style_248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50" style:family="text"/>
    <style:style style:name="sbca75acd1-style_251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5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53" style:family="text"/>
    <style:style style:name="sbca75acd1-style_254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5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56" style:family="text"/>
    <style:style style:name="sbca75acd1-style_257" style:family="table-row"/>
    <style:style style:name="sbca75acd1-style_258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5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60" style:family="text"/>
    <style:style style:name="sbca75acd1-style_261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6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63" style:family="text"/>
    <style:style style:name="sbca75acd1-style_264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6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66" style:family="text"/>
    <style:style style:name="sbca75acd1-style_267" style:family="table-row"/>
    <style:style style:name="sbca75acd1-style_268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6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70" style:family="text"/>
    <style:style style:name="sbca75acd1-style_271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7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73" style:family="text"/>
    <style:style style:name="sbca75acd1-style_274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7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76" style:family="text"/>
    <style:style style:name="sbca75acd1-style_277" style:family="table-row"/>
    <style:style style:name="sbca75acd1-style_278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7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80" style:family="text"/>
    <style:style style:name="sbca75acd1-style_281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8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83" style:family="text"/>
    <style:style style:name="sbca75acd1-style_284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8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bca75acd1-style_286" style:family="text"/>
    <style:style style:name="sbca75acd1-style_287" style:family="table-row"/>
    <style:style style:name="sbca75acd1-style_288" style:family="table-cell"/>
    <style:style style:name="sbca75acd1-style_28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29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291" style:family="text"/>
    <style:style style:name="sbca75acd1-style_29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2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294" style:family="text"/>
    <style:style style:name="sbca75acd1-style_295" style:family="text"/>
    <style:style style:name="sbca75acd1-style_296" style:family="text">
      <style:text-properties fo:color="#0000cc" style:text-underline-type="single"/>
    </style:style>
    <style:style style:name="sbca75acd1-style_297" style:family="text">
      <style:text-properties fo:color="#0000cc" style:text-underline-type="single"/>
    </style:style>
    <style:style style:name="sbca75acd1-style_298" style:family="paragraph">
      <style:paragraph-properties fo:padding-bottom="0pt" fo:padding-left="0pt" fo:padding-right="0pt" fo:padding-top="0pt"/>
    </style:style>
    <style:style style:name="sbca75acd1-style_299" style:family="text"/>
    <style:style style:name="sbca75acd1-style_300" style:family="text">
      <style:text-properties fo:font-family="'Arial'" fo:font-size="13.5pt" style:text-underline-type="single"/>
    </style:style>
    <style:style style:name="sbca75acd1-style_302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bca75acd1-style_303" style:family="text"/>
    <style:style style:name="sbca75acd1-style_304" style:family="text">
      <style:text-properties fo:color="#0000cc" style:text-underline-type="single"/>
    </style:style>
    <style:style style:name="sbca75acd1-style_305" style:family="text">
      <style:text-properties fo:color="#0000cc" style:text-underline-type="single"/>
    </style:style>
    <style:style style:name="sbca75acd1-style_306" style:family="paragraph">
      <style:paragraph-properties fo:padding-bottom="0pt" fo:padding-left="0pt" fo:padding-right="0pt" fo:padding-top="0pt"/>
    </style:style>
    <style:style style:name="sbca75acd1-style_307" style:family="text"/>
    <style:style style:name="sbca75acd1-style_308" style:family="text">
      <style:text-properties fo:font-family="'Arial'" fo:font-size="13.5pt" style:text-underline-type="single"/>
    </style:style>
    <style:style style:name="sbca75acd1-style_309" style:family="paragraph">
      <style:paragraph-properties fo:padding-bottom="0pt" fo:padding-left="0pt" fo:padding-right="0pt" fo:padding-top="0pt"/>
    </style:style>
    <style:style style:name="sbca75acd1-style_310" style:family="text">
      <style:text-properties fo:font-family="'Arial'" fo:font-size="10.5pt"/>
    </style:style>
    <style:style style:name="sbca75acd1-style_311" style:family="table">
      <style:table-properties table:border-model="collapsing" table:align="left"/>
    </style:style>
    <style:style style:name="sbca75acd1-style_313" style:family="table-row"/>
    <style:style style:name="sbca75acd1-style_314" style:family="table-cell">
      <style:table-cell-properties style:vertical-align="middle"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315" style:family="paragraph">
      <style:paragraph-properties fo:padding-bottom="0pt" fo:padding-left="0pt" fo:padding-right="0pt" fo:padding-top="0pt" fo:text-align="center"/>
    </style:style>
    <style:style style:name="sbca75acd1-style_316" style:family="text">
      <style:text-properties fo:font-family="'Arial'" fo:font-size="12pt" fo:font-weight="bold"/>
    </style:style>
    <style:style style:name="sbca75acd1-style_317" style:family="text">
      <style:text-properties fo:font-family="'Arial'" fo:font-size="6pt" fo:font-weight="bold"/>
    </style:style>
    <style:style style:name="sbca75acd1-style_318" style:family="text">
      <style:text-properties fo:font-family="'Arial'" fo:font-size="12pt" fo:font-weight="bold"/>
    </style:style>
    <style:style style:name="sbca75acd1-style_319" style:family="text">
      <style:text-properties fo:font-family="'Arial'" fo:font-size="12pt" fo:font-weight="bold"/>
    </style:style>
    <style:style style:name="sbca75acd1-style_320" style:family="text">
      <style:text-properties fo:font-family="'Arial'" fo:font-size="6pt" fo:font-weight="bold"/>
    </style:style>
    <style:style style:name="sbca75acd1-style_321" style:family="text">
      <style:text-properties fo:font-family="'Arial'" fo:font-size="12pt" fo:font-weight="bold"/>
    </style:style>
    <style:style style:name="sbca75acd1-style_322" style:family="text">
      <style:text-properties fo:font-family="'Arial'" fo:font-size="6pt" fo:font-weight="bold"/>
    </style:style>
    <style:style style:name="sbca75acd1-style_323" style:family="text">
      <style:text-properties fo:font-family="'Arial'" fo:font-size="12pt" fo:font-weight="bold"/>
    </style:style>
    <style:style style:name="sbca75acd1-style_324" style:family="text">
      <style:text-properties fo:font-family="'Arial'" fo:font-size="12pt" fo:font-weight="bold"/>
    </style:style>
    <style:style style:name="sbca75acd1-style_325" style:family="text">
      <style:text-properties fo:font-family="'Arial'" fo:font-size="6pt" fo:font-weight="bold"/>
    </style:style>
    <style:style style:name="sbca75acd1-style_326" style:family="text">
      <style:text-properties fo:font-family="'Arial'" fo:font-size="12pt" fo:font-weight="bold"/>
    </style:style>
    <style:style style:name="sbca75acd1-style_327" style:family="text">
      <style:text-properties fo:font-family="'Arial'" fo:font-size="6pt" fo:font-weight="bold"/>
    </style:style>
    <style:style style:name="sbca75acd1-style_328" style:family="text">
      <style:text-properties fo:font-family="'Arial'" fo:font-size="12pt" fo:font-weight="bold"/>
    </style:style>
    <style:style style:name="sbca75acd1-style_329" style:family="text">
      <style:text-properties fo:font-family="'Arial'" fo:font-size="12pt" fo:font-weight="bold"/>
    </style:style>
    <style:style style:name="sbca75acd1-style_330" style:family="text">
      <style:text-properties fo:font-family="'Arial'" fo:font-size="6pt" fo:font-weight="bold"/>
    </style:style>
    <style:style style:name="sbca75acd1-style_331" style:family="text">
      <style:text-properties fo:font-family="'Arial'" fo:font-size="12pt" fo:font-weight="bold"/>
    </style:style>
    <style:style style:name="sbca75acd1-style_332" style:family="text">
      <style:text-properties fo:font-family="'Arial'" fo:font-size="6pt" fo:font-weight="bold"/>
    </style:style>
    <style:style style:name="sbca75acd1-style_333" style:family="text">
      <style:text-properties fo:font-family="'Arial'" fo:font-size="12pt" fo:font-weight="bold"/>
    </style:style>
    <style:style style:name="sbca75acd1-style_334" style:family="text">
      <style:text-properties fo:font-family="'Arial'" fo:font-size="12pt" fo:font-weight="bold"/>
    </style:style>
    <style:style style:name="sbca75acd1-style_335" style:family="text">
      <style:text-properties fo:font-family="'Arial'" fo:font-size="6pt" fo:font-weight="bold"/>
    </style:style>
    <style:style style:name="sbca75acd1-style_336" style:family="text">
      <style:text-properties fo:font-family="'Arial'" fo:font-size="12pt" fo:font-weight="bold"/>
    </style:style>
    <style:style style:name="sbca75acd1-style_337" style:family="text">
      <style:text-properties fo:font-family="'Arial'" fo:font-size="6pt" fo:font-weight="bold"/>
    </style:style>
    <style:style style:name="sbca75acd1-style_338" style:family="text">
      <style:text-properties fo:font-family="'Arial'" fo:font-size="12pt" fo:font-weight="bold"/>
    </style:style>
    <style:style style:name="sbca75acd1-style_339" style:family="paragraph">
      <style:paragraph-properties fo:padding-bottom="0pt" fo:padding-left="0pt" fo:padding-right="0pt" fo:padding-top="0pt"/>
    </style:style>
    <style:style style:name="sbca75acd1-style_340" style:family="text">
      <style:text-properties fo:font-family="'Arial'" fo:font-size="10.5pt"/>
    </style:style>
    <style:style style:name="sbca75acd1-style_341" style:family="text"/>
    <style:style style:name="sbca75acd1-style_342" style:family="text">
      <style:text-properties fo:color="#0000cc" style:text-underline-type="single"/>
    </style:style>
    <style:style style:name="sbca75acd1-style_343" style:family="text">
      <style:text-properties fo:color="#0000cc" style:text-underline-type="single"/>
    </style:style>
    <style:style style:name="sbca75acd1-style_344" style:family="paragraph">
      <style:paragraph-properties fo:padding-bottom="0pt" fo:padding-left="0pt" fo:padding-right="0pt" fo:padding-top="0pt"/>
    </style:style>
    <style:style style:name="sbca75acd1-style_345" style:family="text"/>
    <style:style style:name="sbca75acd1-style_346" style:family="text">
      <style:text-properties fo:font-family="'Arial'" fo:font-size="13.5pt" style:text-underline-type="single"/>
    </style:style>
    <style:style style:name="sbca75acd1-style_348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bca75acd1-style_349" style:family="text">
      <style:text-properties fo:font-size="10.5pt" fo:font-family="'Arial'" fo:font-weight="bold"/>
    </style:style>
    <style:style style:name="sbca75acd1-style_352" style:family="paragraph">
      <style:text-properties fo:font-size="10.5pt" fo:font-family="'Arial'"/>
    </style:style>
    <style:style style:name="sbca75acd1-style_354" style:family="text">
      <style:text-properties fo:font-size="10.5pt" fo:font-family="'Arial'" fo:font-weight="bold"/>
    </style:style>
    <style:style style:name="sbca75acd1-style_355" style:family="paragraph">
      <style:text-properties fo:font-size="10.5pt" fo:font-family="'Arial'"/>
    </style:style>
    <style:style style:name="sbca75acd1-style_357" style:family="text">
      <style:text-properties fo:font-size="10.5pt" fo:font-family="'Arial'" fo:font-weight="bold"/>
    </style:style>
    <style:style style:name="sbca75acd1-style_358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bca75acd1-style_359" style:family="text">
      <style:text-properties fo:font-size="10.5pt" fo:font-family="'Arial'" fo:font-weight="bold"/>
    </style:style>
    <style:style style:name="sbca75acd1-style_360" style:family="text">
      <style:text-properties fo:font-size="10.5pt" fo:font-family="'Arial'" fo:font-weight="bold" fo:font-style="italic"/>
    </style:style>
    <style:style style:name="sbca75acd1-style_361" style:family="text"/>
    <style:style style:name="sbca75acd1-style_362" style:family="text">
      <style:text-properties fo:color="#0000cc" style:text-underline-type="single"/>
    </style:style>
    <style:style style:name="sbca75acd1-style_363" style:family="text">
      <style:text-properties fo:color="#0000cc" style:text-underline-type="single"/>
    </style:style>
    <style:style style:name="sbca75acd1-style_364" style:family="paragraph">
      <style:paragraph-properties fo:padding-bottom="0pt" fo:padding-left="0pt" fo:padding-right="0pt" fo:padding-top="0pt" fo:break-before="page"/>
    </style:style>
    <style:style style:name="sbca75acd1-style_365" style:family="text"/>
    <style:style style:name="sbca75acd1-style_366" style:family="text">
      <style:text-properties fo:font-family="'Arial'" fo:font-size="13.5pt" style:text-underline-type="single"/>
    </style:style>
    <style:style style:name="sbca75acd1-style_367" style:family="paragraph">
      <style:paragraph-properties fo:padding-bottom="0pt" fo:padding-left="0pt" fo:padding-right="0pt" fo:padding-top="0pt"/>
    </style:style>
    <style:style style:name="sbca75acd1-style_368" style:family="text">
      <style:text-properties fo:font-family="'Arial'" fo:font-size="12pt"/>
    </style:style>
    <style:style style:name="sbca75acd1-style_369" style:family="table">
      <style:table-properties table:border-model="collapsing" table:align="left"/>
    </style:style>
    <style:style style:name="sbca75acd1-style_371" style:family="table-row"/>
    <style:style style:name="sbca75acd1-style_37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3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374" style:family="text"/>
    <style:style style:name="sbca75acd1-style_375" style:family="table-row"/>
    <style:style style:name="sbca75acd1-style_37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3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378" style:family="text"/>
    <style:style style:name="sbca75acd1-style_379" style:family="table-row"/>
    <style:style style:name="sbca75acd1-style_38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381" style:family="paragraph">
      <style:paragraph-properties fo:padding-bottom="0pt" fo:padding-left="0pt" fo:padding-right="0pt" fo:padding-top="0pt"/>
    </style:style>
    <style:style style:name="sbca75acd1-style_382" style:family="text"/>
    <style:style style:name="sbca75acd1-style_383" style:family="table-row"/>
    <style:style style:name="sbca75acd1-style_38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38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386" style:family="text"/>
    <style:style style:name="sbca75acd1-style_387" style:family="table-row"/>
    <style:style style:name="sbca75acd1-style_38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38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390" style:family="text"/>
    <style:style style:name="sbca75acd1-style_391" style:family="table-row"/>
    <style:style style:name="sbca75acd1-style_39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3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394" style:family="text"/>
    <style:style style:name="sbca75acd1-style_395" style:family="table-row"/>
    <style:style style:name="sbca75acd1-style_39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39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398" style:family="text"/>
    <style:style style:name="sbca75acd1-style_399" style:family="table-row"/>
    <style:style style:name="sbca75acd1-style_40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0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02" style:family="text"/>
    <style:style style:name="sbca75acd1-style_403" style:family="table-row"/>
    <style:style style:name="sbca75acd1-style_40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05" style:family="paragraph">
      <style:paragraph-properties fo:padding-bottom="0pt" fo:padding-left="0pt" fo:padding-right="0pt" fo:padding-top="0pt"/>
    </style:style>
    <style:style style:name="sbca75acd1-style_406" style:family="text"/>
    <style:style style:name="sbca75acd1-style_407" style:family="table-row"/>
    <style:style style:name="sbca75acd1-style_40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10" style:family="text"/>
    <style:style style:name="sbca75acd1-style_411" style:family="table-row"/>
    <style:style style:name="sbca75acd1-style_41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1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14" style:family="text"/>
    <style:style style:name="sbca75acd1-style_415" style:family="table-row"/>
    <style:style style:name="sbca75acd1-style_41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1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18" style:family="text"/>
    <style:style style:name="sbca75acd1-style_419" style:family="table-row"/>
    <style:style style:name="sbca75acd1-style_42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22" style:family="text"/>
    <style:style style:name="sbca75acd1-style_423" style:family="table-row"/>
    <style:style style:name="sbca75acd1-style_42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2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26" style:family="text"/>
    <style:style style:name="sbca75acd1-style_427" style:family="table-row"/>
    <style:style style:name="sbca75acd1-style_42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4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430" style:family="text"/>
    <style:style style:name="sbca75acd1-style_431" style:family="table-row"/>
    <style:style style:name="sbca75acd1-style_43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33" style:family="paragraph">
      <style:paragraph-properties fo:padding-bottom="0pt" fo:padding-left="0pt" fo:padding-right="0pt" fo:padding-top="0pt"/>
    </style:style>
    <style:style style:name="sbca75acd1-style_434" style:family="text"/>
    <style:style style:name="sbca75acd1-style_435" style:family="table-row"/>
    <style:style style:name="sbca75acd1-style_43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3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38" style:family="text"/>
    <style:style style:name="sbca75acd1-style_439" style:family="table-row"/>
    <style:style style:name="sbca75acd1-style_44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4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42" style:family="text"/>
    <style:style style:name="sbca75acd1-style_443" style:family="table-row"/>
    <style:style style:name="sbca75acd1-style_44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4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46" style:family="text"/>
    <style:style style:name="sbca75acd1-style_447" style:family="table-row"/>
    <style:style style:name="sbca75acd1-style_44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50" style:family="text"/>
    <style:style style:name="sbca75acd1-style_451" style:family="table-row"/>
    <style:style style:name="sbca75acd1-style_45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5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54" style:family="text"/>
    <style:style style:name="sbca75acd1-style_455" style:family="table-row"/>
    <style:style style:name="sbca75acd1-style_45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57" style:family="paragraph">
      <style:paragraph-properties fo:padding-bottom="0pt" fo:padding-left="0pt" fo:padding-right="0pt" fo:padding-top="0pt"/>
    </style:style>
    <style:style style:name="sbca75acd1-style_458" style:family="text"/>
    <style:style style:name="sbca75acd1-style_459" style:family="table-row"/>
    <style:style style:name="sbca75acd1-style_46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6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62" style:family="text"/>
    <style:style style:name="sbca75acd1-style_463" style:family="table-row"/>
    <style:style style:name="sbca75acd1-style_46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6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66" style:family="text"/>
    <style:style style:name="sbca75acd1-style_467" style:family="table-row"/>
    <style:style style:name="sbca75acd1-style_46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6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70" style:family="text"/>
    <style:style style:name="sbca75acd1-style_471" style:family="table-row"/>
    <style:style style:name="sbca75acd1-style_47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74" style:family="text"/>
    <style:style style:name="sbca75acd1-style_475" style:family="table-row"/>
    <style:style style:name="sbca75acd1-style_47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78" style:family="text"/>
    <style:style style:name="sbca75acd1-style_479" style:family="table-row"/>
    <style:style style:name="sbca75acd1-style_48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48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482" style:family="text"/>
    <style:style style:name="sbca75acd1-style_483" style:family="table-row"/>
    <style:style style:name="sbca75acd1-style_48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85" style:family="paragraph">
      <style:paragraph-properties fo:padding-bottom="0pt" fo:padding-left="0pt" fo:padding-right="0pt" fo:padding-top="0pt"/>
    </style:style>
    <style:style style:name="sbca75acd1-style_486" style:family="text"/>
    <style:style style:name="sbca75acd1-style_487" style:family="table-row"/>
    <style:style style:name="sbca75acd1-style_48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8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90" style:family="text"/>
    <style:style style:name="sbca75acd1-style_491" style:family="table-row"/>
    <style:style style:name="sbca75acd1-style_49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94" style:family="text"/>
    <style:style style:name="sbca75acd1-style_495" style:family="table-row"/>
    <style:style style:name="sbca75acd1-style_49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49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498" style:family="text"/>
    <style:style style:name="sbca75acd1-style_499" style:family="table-row"/>
    <style:style style:name="sbca75acd1-style_50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0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02" style:family="text"/>
    <style:style style:name="sbca75acd1-style_503" style:family="table-row"/>
    <style:style style:name="sbca75acd1-style_50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05" style:family="paragraph">
      <style:paragraph-properties fo:padding-bottom="0pt" fo:padding-left="0pt" fo:padding-right="0pt" fo:padding-top="0pt"/>
    </style:style>
    <style:style style:name="sbca75acd1-style_506" style:family="text"/>
    <style:style style:name="sbca75acd1-style_507" style:family="table-row"/>
    <style:style style:name="sbca75acd1-style_50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10" style:family="text"/>
    <style:style style:name="sbca75acd1-style_511" style:family="table-row"/>
    <style:style style:name="sbca75acd1-style_51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1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14" style:family="text"/>
    <style:style style:name="sbca75acd1-style_515" style:family="table-row"/>
    <style:style style:name="sbca75acd1-style_51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1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18" style:family="text"/>
    <style:style style:name="sbca75acd1-style_519" style:family="table-row"/>
    <style:style style:name="sbca75acd1-style_52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22" style:family="text"/>
    <style:style style:name="sbca75acd1-style_523" style:family="text"/>
    <style:style style:name="sbca75acd1-style_524" style:family="text">
      <style:text-properties fo:color="#0000cc" style:text-underline-type="single"/>
    </style:style>
    <style:style style:name="sbca75acd1-style_525" style:family="text">
      <style:text-properties fo:color="#0000cc" style:text-underline-type="single"/>
    </style:style>
    <style:style style:name="sbca75acd1-style_526" style:family="paragraph">
      <style:paragraph-properties fo:padding-bottom="0pt" fo:padding-left="0pt" fo:padding-right="0pt" fo:padding-top="0pt" fo:break-before="page"/>
    </style:style>
    <style:style style:name="sbca75acd1-style_527" style:family="text"/>
    <style:style style:name="sbca75acd1-style_528" style:family="text">
      <style:text-properties fo:font-family="'Arial'" fo:font-size="13.5pt" style:text-underline-type="single"/>
    </style:style>
    <style:style style:name="sbca75acd1-style_529" style:family="paragraph">
      <style:paragraph-properties fo:padding-bottom="0pt" fo:padding-left="0pt" fo:padding-right="0pt" fo:padding-top="0pt"/>
    </style:style>
    <style:style style:name="sbca75acd1-style_530" style:family="text">
      <style:text-properties fo:font-family="'Arial'" fo:font-size="12pt"/>
    </style:style>
    <style:style style:name="sbca75acd1-style_531" style:family="table">
      <style:table-properties table:border-model="collapsing" table:align="left"/>
    </style:style>
    <style:style style:name="sbca75acd1-style_533" style:family="table-row"/>
    <style:style style:name="sbca75acd1-style_53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5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536" style:family="text"/>
    <style:style style:name="sbca75acd1-style_537" style:family="table-row"/>
    <style:style style:name="sbca75acd1-style_53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53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540" style:family="text"/>
    <style:style style:name="sbca75acd1-style_541" style:family="table-row"/>
    <style:style style:name="sbca75acd1-style_54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43" style:family="paragraph">
      <style:paragraph-properties fo:padding-bottom="0pt" fo:padding-left="0pt" fo:padding-right="0pt" fo:padding-top="0pt"/>
    </style:style>
    <style:style style:name="sbca75acd1-style_544" style:family="text"/>
    <style:style style:name="sbca75acd1-style_545" style:family="table-row"/>
    <style:style style:name="sbca75acd1-style_54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4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48" style:family="text"/>
    <style:style style:name="sbca75acd1-style_549" style:family="table-row"/>
    <style:style style:name="sbca75acd1-style_55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5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52" style:family="text"/>
    <style:style style:name="sbca75acd1-style_553" style:family="table-row"/>
    <style:style style:name="sbca75acd1-style_55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5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56" style:family="text"/>
    <style:style style:name="sbca75acd1-style_557" style:family="table-row"/>
    <style:style style:name="sbca75acd1-style_55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5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60" style:family="text"/>
    <style:style style:name="sbca75acd1-style_561" style:family="table-row"/>
    <style:style style:name="sbca75acd1-style_56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63" style:family="paragraph">
      <style:paragraph-properties fo:padding-bottom="0pt" fo:padding-left="0pt" fo:padding-right="0pt" fo:padding-top="0pt"/>
    </style:style>
    <style:style style:name="sbca75acd1-style_564" style:family="text"/>
    <style:style style:name="sbca75acd1-style_565" style:family="table-row"/>
    <style:style style:name="sbca75acd1-style_56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6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68" style:family="text"/>
    <style:style style:name="sbca75acd1-style_569" style:family="table-row"/>
    <style:style style:name="sbca75acd1-style_57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7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72" style:family="text"/>
    <style:style style:name="sbca75acd1-style_573" style:family="table-row"/>
    <style:style style:name="sbca75acd1-style_57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7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76" style:family="text"/>
    <style:style style:name="sbca75acd1-style_577" style:family="table-row"/>
    <style:style style:name="sbca75acd1-style_57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7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80" style:family="text"/>
    <style:style style:name="sbca75acd1-style_581" style:family="table-row"/>
    <style:style style:name="sbca75acd1-style_58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58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584" style:family="text"/>
    <style:style style:name="sbca75acd1-style_585" style:family="table-row"/>
    <style:style style:name="sbca75acd1-style_58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87" style:family="paragraph">
      <style:paragraph-properties fo:padding-bottom="0pt" fo:padding-left="0pt" fo:padding-right="0pt" fo:padding-top="0pt"/>
    </style:style>
    <style:style style:name="sbca75acd1-style_588" style:family="text"/>
    <style:style style:name="sbca75acd1-style_589" style:family="table-row"/>
    <style:style style:name="sbca75acd1-style_59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9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92" style:family="text"/>
    <style:style style:name="sbca75acd1-style_593" style:family="table-row"/>
    <style:style style:name="sbca75acd1-style_59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9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596" style:family="text"/>
    <style:style style:name="sbca75acd1-style_597" style:family="table-row"/>
    <style:style style:name="sbca75acd1-style_59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59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00" style:family="text"/>
    <style:style style:name="sbca75acd1-style_601" style:family="table-row"/>
    <style:style style:name="sbca75acd1-style_60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0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04" style:family="text"/>
    <style:style style:name="sbca75acd1-style_605" style:family="table-row"/>
    <style:style style:name="sbca75acd1-style_60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07" style:family="paragraph">
      <style:paragraph-properties fo:padding-bottom="0pt" fo:padding-left="0pt" fo:padding-right="0pt" fo:padding-top="0pt"/>
    </style:style>
    <style:style style:name="sbca75acd1-style_608" style:family="text"/>
    <style:style style:name="sbca75acd1-style_609" style:family="table-row"/>
    <style:style style:name="sbca75acd1-style_61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1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12" style:family="text"/>
    <style:style style:name="sbca75acd1-style_613" style:family="table-row"/>
    <style:style style:name="sbca75acd1-style_61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1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16" style:family="text"/>
    <style:style style:name="sbca75acd1-style_617" style:family="table-row"/>
    <style:style style:name="sbca75acd1-style_61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1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20" style:family="text"/>
    <style:style style:name="sbca75acd1-style_621" style:family="table-row"/>
    <style:style style:name="sbca75acd1-style_62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2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24" style:family="text"/>
    <style:style style:name="sbca75acd1-style_625" style:family="text"/>
    <style:style style:name="sbca75acd1-style_626" style:family="text">
      <style:text-properties fo:color="#0000cc" style:text-underline-type="single"/>
    </style:style>
    <style:style style:name="sbca75acd1-style_627" style:family="text">
      <style:text-properties fo:color="#0000cc" style:text-underline-type="single"/>
    </style:style>
    <style:style style:name="sbca75acd1-style_628" style:family="paragraph">
      <style:paragraph-properties fo:padding-bottom="0pt" fo:padding-left="0pt" fo:padding-right="0pt" fo:padding-top="0pt" fo:break-before="page"/>
    </style:style>
    <style:style style:name="sbca75acd1-style_629" style:family="text"/>
    <style:style style:name="sbca75acd1-style_630" style:family="text">
      <style:text-properties fo:font-family="'Arial'" fo:font-size="13.5pt" style:text-underline-type="single"/>
    </style:style>
    <style:style style:name="sbca75acd1-style_631" style:family="paragraph">
      <style:paragraph-properties fo:padding-bottom="0pt" fo:padding-left="0pt" fo:padding-right="0pt" fo:padding-top="0pt"/>
    </style:style>
    <style:style style:name="sbca75acd1-style_632" style:family="text">
      <style:text-properties fo:font-family="'Arial'" fo:font-size="12pt"/>
    </style:style>
    <style:style style:name="sbca75acd1-style_633" style:family="table">
      <style:table-properties table:border-model="collapsing" table:align="left"/>
    </style:style>
    <style:style style:name="sbca75acd1-style_635" style:family="table-row"/>
    <style:style style:name="sbca75acd1-style_63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63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638" style:family="text"/>
    <style:style style:name="sbca75acd1-style_639" style:family="table-row"/>
    <style:style style:name="sbca75acd1-style_64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64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642" style:family="text"/>
    <style:style style:name="sbca75acd1-style_643" style:family="table-row"/>
    <style:style style:name="sbca75acd1-style_64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45" style:family="paragraph">
      <style:paragraph-properties fo:padding-bottom="0pt" fo:padding-left="0pt" fo:padding-right="0pt" fo:padding-top="0pt"/>
    </style:style>
    <style:style style:name="sbca75acd1-style_646" style:family="text"/>
    <style:style style:name="sbca75acd1-style_647" style:family="table-row"/>
    <style:style style:name="sbca75acd1-style_64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50" style:family="text"/>
    <style:style style:name="sbca75acd1-style_651" style:family="table-row"/>
    <style:style style:name="sbca75acd1-style_65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5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54" style:family="text"/>
    <style:style style:name="sbca75acd1-style_655" style:family="table-row"/>
    <style:style style:name="sbca75acd1-style_65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57" style:family="paragraph">
      <style:paragraph-properties fo:padding-bottom="0pt" fo:padding-left="0pt" fo:padding-right="0pt" fo:padding-top="0pt"/>
    </style:style>
    <style:style style:name="sbca75acd1-style_658" style:family="text"/>
    <style:style style:name="sbca75acd1-style_659" style:family="table-row"/>
    <style:style style:name="sbca75acd1-style_66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6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62" style:family="text"/>
    <style:style style:name="sbca75acd1-style_663" style:family="table-row"/>
    <style:style style:name="sbca75acd1-style_66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6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66" style:family="text"/>
    <style:style style:name="sbca75acd1-style_667" style:family="table-row"/>
    <style:style style:name="sbca75acd1-style_66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66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670" style:family="text"/>
    <style:style style:name="sbca75acd1-style_671" style:family="table-row"/>
    <style:style style:name="sbca75acd1-style_67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73" style:family="paragraph">
      <style:paragraph-properties fo:padding-bottom="0pt" fo:padding-left="0pt" fo:padding-right="0pt" fo:padding-top="0pt"/>
    </style:style>
    <style:style style:name="sbca75acd1-style_674" style:family="text"/>
    <style:style style:name="sbca75acd1-style_675" style:family="table-row"/>
    <style:style style:name="sbca75acd1-style_67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78" style:family="text"/>
    <style:style style:name="sbca75acd1-style_679" style:family="table-row"/>
    <style:style style:name="sbca75acd1-style_68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8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82" style:family="text"/>
    <style:style style:name="sbca75acd1-style_683" style:family="table-row"/>
    <style:style style:name="sbca75acd1-style_68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8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86" style:family="text"/>
    <style:style style:name="sbca75acd1-style_687" style:family="table-row"/>
    <style:style style:name="sbca75acd1-style_68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8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90" style:family="text"/>
    <style:style style:name="sbca75acd1-style_691" style:family="table-row"/>
    <style:style style:name="sbca75acd1-style_69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694" style:family="text"/>
    <style:style style:name="sbca75acd1-style_695" style:family="table-row"/>
    <style:style style:name="sbca75acd1-style_69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697" style:family="paragraph">
      <style:paragraph-properties fo:padding-bottom="0pt" fo:padding-left="0pt" fo:padding-right="0pt" fo:padding-top="0pt"/>
    </style:style>
    <style:style style:name="sbca75acd1-style_698" style:family="text"/>
    <style:style style:name="sbca75acd1-style_699" style:family="table-row"/>
    <style:style style:name="sbca75acd1-style_70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70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702" style:family="text"/>
    <style:style style:name="sbca75acd1-style_703" style:family="table-row"/>
    <style:style style:name="sbca75acd1-style_70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70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706" style:family="text"/>
    <style:style style:name="sbca75acd1-style_707" style:family="table-row"/>
    <style:style style:name="sbca75acd1-style_70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7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710" style:family="text"/>
    <style:style style:name="sbca75acd1-style_711" style:family="table-row"/>
    <style:style style:name="sbca75acd1-style_71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71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714" style:family="text"/>
    <style:style style:name="sbca75acd1-style_715" style:family="table-row"/>
    <style:style style:name="sbca75acd1-style_71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71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718" style:family="text"/>
    <style:style style:name="sbca75acd1-style_719" style:family="text"/>
    <style:style style:name="sbca75acd1-style_720" style:family="text">
      <style:text-properties fo:color="#0000cc" style:text-underline-type="single"/>
    </style:style>
    <style:style style:name="sbca75acd1-style_721" style:family="text">
      <style:text-properties fo:color="#0000cc" style:text-underline-type="single"/>
    </style:style>
    <style:style style:name="sbca75acd1-style_722" style:family="paragraph">
      <style:paragraph-properties fo:padding-bottom="0pt" fo:padding-left="0pt" fo:padding-right="0pt" fo:padding-top="0pt" fo:break-before="page"/>
    </style:style>
    <style:style style:name="sbca75acd1-style_723" style:family="text"/>
    <style:style style:name="sbca75acd1-style_724" style:family="text">
      <style:text-properties fo:font-family="'Arial'" fo:font-size="13.5pt" style:text-underline-type="single"/>
    </style:style>
    <style:style style:name="sbca75acd1-style_725" style:family="paragraph">
      <style:paragraph-properties fo:padding-bottom="0pt" fo:padding-left="0pt" fo:padding-right="0pt" fo:padding-top="0pt"/>
    </style:style>
    <style:style style:name="sbca75acd1-style_726" style:family="text">
      <style:text-properties fo:font-family="'Arial'" fo:font-size="12pt"/>
    </style:style>
    <style:style style:name="sbca75acd1-style_727" style:family="table">
      <style:table-properties table:border-model="collapsing" table:align="left"/>
    </style:style>
    <style:style style:name="sbca75acd1-style_729" style:family="table-row"/>
    <style:style style:name="sbca75acd1-style_73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73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732" style:family="text"/>
    <style:style style:name="sbca75acd1-style_733" style:family="table-row"/>
    <style:style style:name="sbca75acd1-style_73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7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ca75acd1-style_736" style:family="text"/>
    <style:style style:name="sbca75acd1-style_737" style:family="table-row"/>
    <style:style style:name="sbca75acd1-style_73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739" style:family="paragraph">
      <style:paragraph-properties fo:padding-bottom="0pt" fo:padding-left="0pt" fo:padding-right="0pt" fo:padding-top="0pt"/>
    </style:style>
    <style:style style:name="sbca75acd1-style_740" style:family="text"/>
    <style:style style:name="sbca75acd1-style_741" style:family="table-row"/>
    <style:style style:name="sbca75acd1-style_74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74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744" style:family="text"/>
    <style:style style:name="sbca75acd1-style_745" style:family="table-row"/>
    <style:style style:name="sbca75acd1-style_74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747" style:family="paragraph">
      <style:paragraph-properties fo:padding-bottom="0pt" fo:padding-left="0pt" fo:padding-right="0pt" fo:padding-top="0pt"/>
    </style:style>
    <style:style style:name="sbca75acd1-style_748" style:family="text"/>
    <style:style style:name="sbca75acd1-style_749" style:family="table-row"/>
    <style:style style:name="sbca75acd1-style_75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bca75acd1-style_75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bca75acd1-style_752" style:family="text"/>
    <text:list-style style:name="sbca75acd1-list_351">
      <text:list-level-style-bullet text:level="1" text:style-name="docxpresso_bullet" text:bullet-char="•">
        <style:list-level-properties text:list-level-position-and-space-mode="label-alignment">
          <style:list-level-label-alignment text:label-followed-by="listtab" fo:text-indent="-0.635cm" text:list-tab-stop-position="1.27cm" fo:margin-left="1.27cm"/>
        </style:list-level-properties>
      </text:list-level-style-bullet>
    </text:list-style>
  </office:automatic-styles>
  <office:body>
    <office:text text:use-soft-page-breaks="true">
      <table:table table:style-name="sbca75acd1-style_44" xml:id="sbca75acd1-table_45">
        <table:table-column table:number-columns-repeated="1"/>
        <table:table-row table:style-name="sbca75acd1-style_46" xml:id="sbca75acd1-table_45_0">
          <table:table-cell table:style-name="sbca75acd1-style_47">
            <text:p text:style-name="sbca75acd1-style_48"><text:span text:style-name="sbca75acd1-style_49">PROGRAMACIÓ DIDÀCTICA GENERAL DE MÒDUL PROFESSIONAL</text:span></text:p>
          </table:table-cell>
        </table:table-row>
      </table:table>
      <table:table table:style-name="sbca75acd1-style_50" xml:id="sbca75acd1-table_51">
        <table:table-column table:number-columns-repeated="1"/>
        <table:table-row table:style-name="sbca75acd1-style_52" xml:id="sbca75acd1-table_51_0">
          <table:table-cell table:style-name="sbca75acd1-style_53">
            <text:p text:style-name="sbca75acd1-style_54"><text:span text:style-name="sbca75acd1-style_55">Nom del Cicle Formatiu</text:span></text:p>
          </table:table-cell>
        </table:table-row>
        <table:table-row table:style-name="sbca75acd1-style_56" xml:id="sbca75acd1-table_51_1">
          <table:table-cell table:style-name="sbca75acd1-style_57">
            <text:p text:style-name="sbca75acd1-style_58"><text:span text:style-name="sbca75acd1-style_59">CFPM Desenvolupament Web (LOE)</text:span></text:p>
          </table:table-cell>
        </table:table-row>
      </table:table>
      <table:table table:style-name="sbca75acd1-style_60" xml:id="sbca75acd1-table_61">
        <table:table-column table:number-columns-repeated="1"/>
        <table:table-row table:style-name="sbca75acd1-style_62" xml:id="sbca75acd1-table_61_0">
          <table:table-cell table:style-name="sbca75acd1-style_63">
            <text:p text:style-name="sbca75acd1-style_64"><text:span text:style-name="sbca75acd1-style_65">Nom del mòdul professional</text:span></text:p>
          </table:table-cell>
        </table:table-row>
        <table:table-row table:style-name="sbca75acd1-style_66" xml:id="sbca75acd1-table_61_1">
          <table:table-cell table:style-name="sbca75acd1-style_67">
            <text:p text:style-name="sbca75acd1-style_68"><text:span text:style-name="sbca75acd1-style_69">(DW10)M06. Desenvolupament Web en entorn client</text:span></text:p>
          </table:table-cell>
        </table:table-row>
      </table:table>
      <table:table table:style-name="sbca75acd1-style_70" xml:id="sbca75acd1-table_71">
        <table:table-column table:number-columns-repeated="1"/>
        <table:table-row table:style-name="sbca75acd1-style_72" xml:id="sbca75acd1-table_71_0">
          <table:table-cell table:style-name="sbca75acd1-style_73">
            <text:p text:style-name="sbca75acd1-style_74"><text:span text:style-name="sbca75acd1-style_75">Curs del cicle</text:span></text:p>
          </table:table-cell>
        </table:table-row>
        <table:table-row table:style-name="sbca75acd1-style_76" xml:id="sbca75acd1-table_71_1">
          <table:table-cell table:style-name="sbca75acd1-style_77">
            <text:p text:style-name="sbca75acd1-style_78"><text:span text:style-name="sbca75acd1-style_79">Segon curs(UF1-UF2-UF3-UF4)</text:span></text:p>
          </table:table-cell>
        </table:table-row>
      </table:table>
      <table:table table:style-name="sbca75acd1-style_80" xml:id="sbca75acd1-table_81">
        <table:table-column table:number-columns-repeated="1"/>
        <table:table-row table:style-name="sbca75acd1-style_82" xml:id="sbca75acd1-table_81_0">
          <table:table-cell table:style-name="sbca75acd1-style_83">
            <text:p text:style-name="sbca75acd1-style_84"><text:span text:style-name="sbca75acd1-style_85">Durada</text:span></text:p>
          </table:table-cell>
        </table:table-row>
        <table:table-row table:style-name="sbca75acd1-style_86" xml:id="sbca75acd1-table_81_1">
          <table:table-cell table:style-name="sbca75acd1-style_87">
            <text:p text:style-name="sbca75acd1-style_88"><text:span text:style-name="sbca75acd1-style_89">80 hores + 15 lliure disposició</text:span></text:p>
          </table:table-cell>
        </table:table-row>
      </table:table>
      <table:table table:style-name="sbca75acd1-style_90" xml:id="sbca75acd1-table_91">
        <table:table-column table:number-columns-repeated="1"/>
        <table:table-row table:style-name="sbca75acd1-style_92" xml:id="sbca75acd1-table_91_0">
          <table:table-cell table:style-name="sbca75acd1-style_93">
            <text:p text:style-name="sbca75acd1-style_94"><text:span text:style-name="sbca75acd1-style_95">Curs</text:span></text:p>
          </table:table-cell>
        </table:table-row>
        <table:table-row table:style-name="sbca75acd1-style_96" xml:id="sbca75acd1-table_91_1">
          <table:table-cell table:style-name="sbca75acd1-style_97">
            <text:p text:style-name="sbca75acd1-style_98"><text:span text:style-name="sbca75acd1-style_99">2015/2016</text:span></text:p>
          </table:table-cell>
        </table:table-row>
      </table:table>
      <text:p text:style-name="sbca75acd1-style_100"><text:span text:style-name="sbca75acd1-style_101">ÍNDEX<text:line-break/></text:span><text:span text:style-name="sbca75acd1-style_102">GESTIÓ DE LA PROGRAMACIÓ...<text:a text:style-name="sbca75acd1-style_103" xlink:href="#modificacions" xlink:type="simple" xlink:show="new" office:title="GESTIÓ DE LA PROGRAMACIÓ" office:target-frame-name="_blank"><text:span text:style-name="sbca75acd1-style_104"><text:bookmark-ref text:reference-format="page" text:ref-name="modificacions">press F9 to update</text:bookmark-ref></text:span></text:a><text:line-break/></text:span><text:span text:style-name="sbca75acd1-style_225">RELACIÓ D'UNITATS FORMATIVES...<text:a text:style-name="sbca75acd1-style_226" xlink:href="#relacio_ufs" xlink:type="simple" xlink:show="new" office:title="RELACIÓ D'UNITATS FORMATIVES" office:target-frame-name="_blank"><text:span text:style-name="sbca75acd1-style_227"><text:bookmark-ref text:reference-format="page" text:ref-name="relacio_ufs">press F9 to update</text:bookmark-ref></text:span></text:a><text:line-break/></text:span><text:span text:style-name="sbca75acd1-style_295">ESTRATEGIES METODOLÒGIQUES I ORGANITZACIÓ DEL MÒDUL...<text:a text:style-name="sbca75acd1-style_296" xlink:href="#estrategies" xlink:type="simple" xlink:show="new" office:title="ESTRATEGIES METODOLÒGIQUES I ORGANITZACIÓ DEL MÒDUL" office:target-frame-name="_blank"><text:span text:style-name="sbca75acd1-style_297"><text:bookmark-ref text:reference-format="page" text:ref-name="estrategies">press F9 to update</text:bookmark-ref></text:span></text:a><text:line-break/></text:span><text:span text:style-name="sbca75acd1-style_303">AVALUACIÓ/QUALIFICACIÓ/RECUPERACIÓ DEL MP...<text:a text:style-name="sbca75acd1-style_304" xlink:href="#avaluacio" xlink:type="simple" xlink:show="new" office:title="AVALUACIÓ/QUALIFICACIÓ/RECUPERACIÓ DEL MP" office:target-frame-name="_blank"><text:span text:style-name="sbca75acd1-style_305"><text:bookmark-ref text:reference-format="page" text:ref-name="avaluacio">press F9 to update</text:bookmark-ref></text:span></text:a><text:line-break/></text:span><text:span text:style-name="sbca75acd1-style_341">ESPAIS, EQUIPAMENTS I RECURSOS DEL MP...<text:a text:style-name="sbca75acd1-style_342" xlink:href="#recursos" xlink:type="simple" xlink:show="new" office:title="ESPAIS, EQUIPAMENTS I RECURSOS DEL MP" office:target-frame-name="_blank"><text:span text:style-name="sbca75acd1-style_343"><text:bookmark-ref text:reference-format="page" text:ref-name="recursos">press F9 to update</text:bookmark-ref></text:span></text:a><text:line-break/></text:span><text:span text:style-name="sbca75acd1-style_361">PROGRAMACIÓ D'UNITAT FORMATIVA 1...<text:a text:style-name="sbca75acd1-style_362" xlink:href="#programacio_uf1" xlink:type="simple" xlink:show="new" office:title="PROGRAMACIÓ D'UNITAT FORMATIVA 1" office:target-frame-name="_blank"><text:span text:style-name="sbca75acd1-style_363"><text:bookmark-ref text:reference-format="page" text:ref-name="programacio_uf1">press F9 to update</text:bookmark-ref></text:span></text:a><text:line-break/></text:span><text:span text:style-name="sbca75acd1-style_523">PROGRAMACIÓ D'UNITAT FORMATIVA 2...<text:a text:style-name="sbca75acd1-style_524" xlink:href="#programacio_uf2" xlink:type="simple" xlink:show="new" office:title="PROGRAMACIÓ D'UNITAT FORMATIVA 2" office:target-frame-name="_blank"><text:span text:style-name="sbca75acd1-style_525"><text:bookmark-ref text:reference-format="page" text:ref-name="programacio_uf2">press F9 to update</text:bookmark-ref></text:span></text:a><text:line-break/></text:span><text:span text:style-name="sbca75acd1-style_625">PROGRAMACIÓ D'UNITAT FORMATIVA 3...<text:a text:style-name="sbca75acd1-style_626" xlink:href="#programacio_uf3" xlink:type="simple" xlink:show="new" office:title="PROGRAMACIÓ D'UNITAT FORMATIVA 3" office:target-frame-name="_blank"><text:span text:style-name="sbca75acd1-style_627"><text:bookmark-ref text:reference-format="page" text:ref-name="programacio_uf3">press F9 to update</text:bookmark-ref></text:span></text:a><text:line-break/></text:span><text:span text:style-name="sbca75acd1-style_719">PROGRAMACIÓ D'UNITAT FORMATIVA 4...<text:a text:style-name="sbca75acd1-style_720" xlink:href="#programacio_uf4" xlink:type="simple" xlink:show="new" office:title="PROGRAMACIÓ D'UNITAT FORMATIVA 4" office:target-frame-name="_blank"><text:span text:style-name="sbca75acd1-style_721"><text:bookmark-ref text:reference-format="page" text:ref-name="programacio_uf4">press F9 to update</text:bookmark-ref></text:span></text:a><text:line-break/></text:span></text:p>
      <text:p text:style-name="sbca75acd1-style_105"><text:bookmark-start text:name="modificacions"/><text:span text:style-name="sbca75acd1-style_106"/><text:bookmark-end text:name="modificacions"/><text:span text:style-name="sbca75acd1-style_107">1 . GESTIÓ DE LA PROGRAMACIÓ</text:span></text:p>
      <table:table table:style-name="sbca75acd1-style_108" xml:id="sbca75acd1-table_109">
        <table:table-column table:number-columns-repeated="4"/>
        <table:table-row table:style-name="sbca75acd1-style_110" xml:id="sbca75acd1-table_109_0">
          <table:table-cell table:style-name="sbca75acd1-style_111">
            <text:p text:style-name="sbca75acd1-style_112"><text:span text:style-name="sbca75acd1-style_113"/></text:p>
          </table:table-cell>
          <table:table-cell table:style-name="sbca75acd1-style_114">
            <text:p text:style-name="sbca75acd1-style_115"><text:span text:style-name="sbca75acd1-style_116">Realitzat per: </text:span></text:p>
          </table:table-cell>
          <table:table-cell table:style-name="sbca75acd1-style_117">
            <text:p text:style-name="sbca75acd1-style_118"><text:span text:style-name="sbca75acd1-style_119">Revisat per: </text:span></text:p>
          </table:table-cell>
          <table:table-cell table:style-name="sbca75acd1-style_120">
            <text:p text:style-name="sbca75acd1-style_121"><text:span text:style-name="sbca75acd1-style_122">Aprovat per: </text:span></text:p>
          </table:table-cell>
        </table:table-row>
        <table:table-row table:style-name="sbca75acd1-style_123" xml:id="sbca75acd1-table_109_1">
          <table:table-cell table:style-name="sbca75acd1-style_124">
            <text:p text:style-name="sbca75acd1-style_125"><text:span text:style-name="sbca75acd1-style_126">Nom i cognoms</text:span></text:p>
          </table:table-cell>
          <table:table-cell table:style-name="sbca75acd1-style_127">
            <text:p text:style-name="sbca75acd1-style_128"><text:span text:style-name="sbca75acd1-style_129">Steve Stifler</text:span></text:p>
          </table:table-cell>
          <table:table-cell table:style-name="sbca75acd1-style_130">
            <text:p text:style-name="sbca75acd1-style_131"/>
          </table:table-cell>
          <table:table-cell table:style-name="sbca75acd1-style_132">
            <text:p text:style-name="sbca75acd1-style_133"/>
          </table:table-cell>
        </table:table-row>
        <table:table-row table:style-name="sbca75acd1-style_134" xml:id="sbca75acd1-table_109_2">
          <table:table-cell table:style-name="sbca75acd1-style_135">
            <text:p text:style-name="sbca75acd1-style_136"><text:span text:style-name="sbca75acd1-style_137">Càrrec</text:span></text:p>
          </table:table-cell>
          <table:table-cell table:style-name="sbca75acd1-style_138">
            <text:p text:style-name="sbca75acd1-style_139"><text:span text:style-name="sbca75acd1-style_140"/></text:p>
          </table:table-cell>
          <table:table-cell table:style-name="sbca75acd1-style_141">
            <text:p text:style-name="sbca75acd1-style_142"><text:span text:style-name="sbca75acd1-style_143"/></text:p>
          </table:table-cell>
          <table:table-cell table:style-name="sbca75acd1-style_144">
            <text:p text:style-name="sbca75acd1-style_145"><text:span text:style-name="sbca75acd1-style_146"/></text:p>
          </table:table-cell>
        </table:table-row>
        <table:table-row table:style-name="sbca75acd1-style_147" xml:id="sbca75acd1-table_109_3">
          <table:table-cell table:style-name="sbca75acd1-style_148">
            <text:p text:style-name="sbca75acd1-style_149"><text:span text:style-name="sbca75acd1-style_150">Data</text:span></text:p>
          </table:table-cell>
          <table:table-cell table:style-name="sbca75acd1-style_151">
            <text:p text:style-name="sbca75acd1-style_152"><text:span text:style-name="sbca75acd1-style_153">2016-06-07</text:span></text:p>
          </table:table-cell>
          <table:table-cell table:style-name="sbca75acd1-style_154">
            <text:p text:style-name="sbca75acd1-style_155"><text:span text:style-name="sbca75acd1-style_156"/></text:p>
          </table:table-cell>
          <table:table-cell table:style-name="sbca75acd1-style_157">
            <text:p text:style-name="sbca75acd1-style_158"><text:span text:style-name="sbca75acd1-style_159"/></text:p>
          </table:table-cell>
        </table:table-row>
        <table:table-row table:style-name="sbca75acd1-style_160" xml:id="sbca75acd1-table_109_4">
          <table:table-cell table:style-name="sbca75acd1-style_161">
            <text:p text:style-name="sbca75acd1-style_162"><text:span text:style-name="sbca75acd1-style_163">Signatura</text:span></text:p>
          </table:table-cell>
          <table:table-cell table:style-name="sbca75acd1-style_164" table:number-rows-spanned="3"/>
          <table:table-cell table:style-name="sbca75acd1-style_165" table:number-rows-spanned="3"/>
          <table:table-cell table:style-name="sbca75acd1-style_166" table:number-rows-spanned="3"/>
        </table:table-row>
      </table:table>
      <table:table table:style-name="sbca75acd1-style_167" xml:id="sbca75acd1-table_168">
        <table:table-column table:number-columns-repeated="4"/>
        <table:table-row table:style-name="sbca75acd1-style_169" xml:id="sbca75acd1-table_168_0">
          <table:table-cell table:style-name="sbca75acd1-style_170" table:number-columns-spanned="4">
            <text:p text:style-name="sbca75acd1-style_171"><text:span text:style-name="sbca75acd1-style_172">Llistat de les modificacions</text:span></text:p>
          </table:table-cell>
          <table:covered-table-cell/>
          <table:covered-table-cell/>
          <table:covered-table-cell/>
        </table:table-row>
        <table:table-row table:style-name="sbca75acd1-style_173" xml:id="sbca75acd1-table_168_1">
          <table:table-cell table:style-name="sbca75acd1-style_174">
            <text:p text:style-name="sbca75acd1-style_175"><text:span text:style-name="sbca75acd1-style_176">Versió</text:span></text:p>
          </table:table-cell>
          <table:table-cell table:style-name="sbca75acd1-style_177">
            <text:p text:style-name="sbca75acd1-style_178"><text:span text:style-name="sbca75acd1-style_179">Revisió</text:span></text:p>
          </table:table-cell>
          <table:table-cell table:style-name="sbca75acd1-style_180">
            <text:p text:style-name="sbca75acd1-style_181"><text:span text:style-name="sbca75acd1-style_182">Descripció de la modificació</text:span></text:p>
          </table:table-cell>
          <table:table-cell table:style-name="sbca75acd1-style_183">
            <text:p text:style-name="sbca75acd1-style_184"><text:span text:style-name="sbca75acd1-style_185">Aprovació</text:span></text:p>
          </table:table-cell>
        </table:table-row>
        <table:table-row table:style-name="sbca75acd1-style_186" xml:id="sbca75acd1-table_168_2">
          <table:table-cell table:style-name="sbca75acd1-style_187">
            <text:p text:style-name="sbca75acd1-style_188"><text:span text:style-name="sbca75acd1-style_189">1</text:span></text:p>
          </table:table-cell>
          <table:table-cell table:style-name="sbca75acd1-style_190">
            <text:p text:style-name="sbca75acd1-style_191"><text:span text:style-name="sbca75acd1-style_192">2016-06-07</text:span></text:p>
          </table:table-cell>
          <table:table-cell table:style-name="sbca75acd1-style_193">
            <text:p text:style-name="sbca75acd1-style_194"><text:span text:style-name="sbca75acd1-style_195">Creació del document.</text:span></text:p>
          </table:table-cell>
          <table:table-cell table:style-name="sbca75acd1-style_196">
            <text:p text:style-name="sbca75acd1-style_197"><text:span text:style-name="sbca75acd1-style_198"/></text:p>
          </table:table-cell>
        </table:table-row>
        <table:table-row table:style-name="sbca75acd1-style_199" xml:id="sbca75acd1-table_168_3">
          <table:table-cell table:style-name="sbca75acd1-style_200">
            <text:p text:style-name="sbca75acd1-style_201"><text:span text:style-name="sbca75acd1-style_202">2</text:span></text:p>
          </table:table-cell>
          <table:table-cell table:style-name="sbca75acd1-style_203">
            <text:p text:style-name="sbca75acd1-style_204"><text:span text:style-name="sbca75acd1-style_205">2016-06-07</text:span></text:p>
          </table:table-cell>
          <table:table-cell table:style-name="sbca75acd1-style_206">
            <text:p text:style-name="sbca75acd1-style_207"><text:span text:style-name="sbca75acd1-style_208">S´ha afegit els recursos del mòdul</text:span></text:p>
          </table:table-cell>
          <table:table-cell table:style-name="sbca75acd1-style_209">
            <text:p text:style-name="sbca75acd1-style_210"><text:span text:style-name="sbca75acd1-style_211"/></text:p>
          </table:table-cell>
        </table:table-row>
        <table:table-row table:style-name="sbca75acd1-style_212" xml:id="sbca75acd1-table_168_4">
          <table:table-cell table:style-name="sbca75acd1-style_213">
            <text:p text:style-name="sbca75acd1-style_214"><text:span text:style-name="sbca75acd1-style_215">3</text:span></text:p>
          </table:table-cell>
          <table:table-cell table:style-name="sbca75acd1-style_216">
            <text:p text:style-name="sbca75acd1-style_217"><text:span text:style-name="sbca75acd1-style_218">2016-06-07</text:span></text:p>
          </table:table-cell>
          <table:table-cell table:style-name="sbca75acd1-style_219">
            <text:p text:style-name="sbca75acd1-style_220"><text:span text:style-name="sbca75acd1-style_221">S´ha modificat les hores de lliure disposicio</text:span></text:p>
          </table:table-cell>
          <table:table-cell table:style-name="sbca75acd1-style_222">
            <text:p text:style-name="sbca75acd1-style_223"><text:span text:style-name="sbca75acd1-style_224"/></text:p>
          </table:table-cell>
        </table:table-row>
      </table:table>
      <text:p text:style-name="sbca75acd1-style_228"><text:bookmark-start text:name="relacio_ufs"/><text:span text:style-name="sbca75acd1-style_229"/><text:bookmark-end text:name="relacio_ufs"/><text:span text:style-name="sbca75acd1-style_230">2 . RELACIÓ D'UNITATS FORMATIVES</text:span></text:p>
      <table:table table:style-name="sbca75acd1-style_231" xml:id="sbca75acd1-table_232">
        <table:table-column table:number-columns-repeated="5"/>
        <table:table-row table:style-name="sbca75acd1-style_233" xml:id="sbca75acd1-table_232_0">
          <table:table-cell table:style-name="sbca75acd1-style_234" table:number-columns-spanned="5">
            <text:p text:style-name="sbca75acd1-style_235"><text:span text:style-name="sbca75acd1-style_236">Relació d'unitats formatives</text:span></text:p>
          </table:table-cell>
          <table:covered-table-cell/>
          <table:covered-table-cell/>
          <table:covered-table-cell/>
          <table:covered-table-cell/>
        </table:table-row>
        <table:table-row table:style-name="sbca75acd1-style_237" xml:id="sbca75acd1-table_232_1">
          <table:table-cell table:style-name="sbca75acd1-style_238" table:number-columns-spanned="3">
            <text:p text:style-name="sbca75acd1-style_239"><text:span text:style-name="sbca75acd1-style_240">Nom de la Unitat formativa</text:span></text:p>
          </table:table-cell>
          <table:covered-table-cell/>
          <table:covered-table-cell/>
          <table:table-cell table:style-name="sbca75acd1-style_241">
            <text:p text:style-name="sbca75acd1-style_242"><text:span text:style-name="sbca75acd1-style_243">H. mín + hlld</text:span></text:p>
          </table:table-cell>
          <table:table-cell table:style-name="sbca75acd1-style_244">
            <text:p text:style-name="sbca75acd1-style_245"><text:span text:style-name="sbca75acd1-style_246">Durada</text:span></text:p>
          </table:table-cell>
        </table:table-row>
        <table:table-row table:style-name="sbca75acd1-style_247" xml:id="sbca75acd1-table_232_2">
          <table:table-cell table:style-name="sbca75acd1-style_248" table:number-columns-spanned="3">
            <text:p text:style-name="sbca75acd1-style_249"><text:span text:style-name="sbca75acd1-style_250">UF1. Sintaxi del llenguatge. Objectes predefinits del llengu</text:span></text:p>
          </table:table-cell>
          <table:covered-table-cell/>
          <table:covered-table-cell/>
          <table:table-cell table:style-name="sbca75acd1-style_251">
            <text:p text:style-name="sbca75acd1-style_252"><text:span text:style-name="sbca75acd1-style_253">10+7</text:span></text:p>
          </table:table-cell>
          <table:table-cell table:style-name="sbca75acd1-style_254">
            <text:p text:style-name="sbca75acd1-style_255"><text:span text:style-name="sbca75acd1-style_256">17</text:span></text:p>
          </table:table-cell>
        </table:table-row>
        <table:table-row table:style-name="sbca75acd1-style_257" xml:id="sbca75acd1-table_232_3">
          <table:table-cell table:style-name="sbca75acd1-style_258" table:number-columns-spanned="3">
            <text:p text:style-name="sbca75acd1-style_259"><text:span text:style-name="sbca75acd1-style_260">UF2. Estructures definides pel programador. Objectes</text:span></text:p>
          </table:table-cell>
          <table:covered-table-cell/>
          <table:covered-table-cell/>
          <table:table-cell table:style-name="sbca75acd1-style_261">
            <text:p text:style-name="sbca75acd1-style_262"><text:span text:style-name="sbca75acd1-style_263">10+1</text:span></text:p>
          </table:table-cell>
          <table:table-cell table:style-name="sbca75acd1-style_264">
            <text:p text:style-name="sbca75acd1-style_265"><text:span text:style-name="sbca75acd1-style_266">11</text:span></text:p>
          </table:table-cell>
        </table:table-row>
        <table:table-row table:style-name="sbca75acd1-style_267" xml:id="sbca75acd1-table_232_4">
          <table:table-cell table:style-name="sbca75acd1-style_268" table:number-columns-spanned="3">
            <text:p text:style-name="sbca75acd1-style_269"><text:span text:style-name="sbca75acd1-style_270">UF3. Esdeveniments. Manegament de formularis. Model d´object</text:span></text:p>
          </table:table-cell>
          <table:covered-table-cell/>
          <table:covered-table-cell/>
          <table:table-cell table:style-name="sbca75acd1-style_271">
            <text:p text:style-name="sbca75acd1-style_272"><text:span text:style-name="sbca75acd1-style_273">10+0</text:span></text:p>
          </table:table-cell>
          <table:table-cell table:style-name="sbca75acd1-style_274">
            <text:p text:style-name="sbca75acd1-style_275"><text:span text:style-name="sbca75acd1-style_276">10</text:span></text:p>
          </table:table-cell>
        </table:table-row>
        <table:table-row table:style-name="sbca75acd1-style_277" xml:id="sbca75acd1-table_232_5">
          <table:table-cell table:style-name="sbca75acd1-style_278" table:number-columns-spanned="3">
            <text:p text:style-name="sbca75acd1-style_279"><text:span text:style-name="sbca75acd1-style_280">UF4. Comunicació asíncrona client-servidor</text:span></text:p>
          </table:table-cell>
          <table:covered-table-cell/>
          <table:covered-table-cell/>
          <table:table-cell table:style-name="sbca75acd1-style_281">
            <text:p text:style-name="sbca75acd1-style_282"><text:span text:style-name="sbca75acd1-style_283">10+2</text:span></text:p>
          </table:table-cell>
          <table:table-cell table:style-name="sbca75acd1-style_284">
            <text:p text:style-name="sbca75acd1-style_285"><text:span text:style-name="sbca75acd1-style_286">12</text:span></text:p>
          </table:table-cell>
        </table:table-row>
        <table:table-row table:style-name="sbca75acd1-style_287" xml:id="sbca75acd1-table_232_6">
          <table:table-cell table:style-name="sbca75acd1-style_288" table:number-columns-spanned="3"/>
          <table:covered-table-cell/>
          <table:covered-table-cell/>
          <table:table-cell table:style-name="sbca75acd1-style_289">
            <text:p text:style-name="sbca75acd1-style_290"><text:span text:style-name="sbca75acd1-style_291">Totals</text:span></text:p>
          </table:table-cell>
          <table:table-cell table:style-name="sbca75acd1-style_292">
            <text:p text:style-name="sbca75acd1-style_293"><text:span text:style-name="sbca75acd1-style_294">50h</text:span></text:p>
          </table:table-cell>
        </table:table-row>
      </table:table>
      <text:p text:style-name="sbca75acd1-style_298"><text:bookmark-start text:name="estrategies"/><text:span text:style-name="sbca75acd1-style_299"/><text:bookmark-end text:name="estrategies"/><text:span text:style-name="sbca75acd1-style_300">3. ESTRATEGIES METODOLÒGIQUES I ORGANITZACIÓ DEL MÒDUL<text:line-break/></text:span></text:p>
      <text:p text:style-name="sbca75acd1-style_302">Elaboració de estrategies metodologiques</text:p>
      <text:p text:style-name="sbca75acd1-style_306"><text:bookmark-start text:name="avaluacio"/><text:span text:style-name="sbca75acd1-style_307"/><text:bookmark-end text:name="avaluacio"/><text:span text:style-name="sbca75acd1-style_308">4. AVALUACIÓ/QUALIFICACIÓ/RECUPERACIÓ DEL MP<text:line-break/></text:span></text:p>
      <text:p text:style-name="sbca75acd1-style_309"><text:span text:style-name="sbca75acd1-style_310">Per superar el mòdul professional cal superar independentment les/la 4 UUFF. La qualificació del mòdul professional s'obté segons la següent ponderació:<text:line-break/></text:span></text:p>
      <table:table table:style-name="sbca75acd1-style_311" xml:id="sbca75acd1-table_312">
        <table:table-column table:number-columns-repeated="1"/>
        <table:table-row table:style-name="sbca75acd1-style_313" xml:id="sbca75acd1-table_312_0">
          <table:table-cell table:style-name="sbca75acd1-style_314">
            <text:p text:style-name="sbca75acd1-style_315"><text:span text:style-name="sbca75acd1-style_316">Q</text:span><text:span text:style-name="sbca75acd1-style_317">MP</text:span><text:span text:style-name="sbca75acd1-style_318"> = (</text:span><text:span text:style-name="sbca75acd1-style_319">h</text:span><text:span text:style-name="sbca75acd1-style_320">UF1</text:span><text:span text:style-name="sbca75acd1-style_321">*Q</text:span><text:span text:style-name="sbca75acd1-style_322">UF1</text:span><text:span text:style-name="sbca75acd1-style_323"> + </text:span><text:span text:style-name="sbca75acd1-style_324">h</text:span><text:span text:style-name="sbca75acd1-style_325">UF2</text:span><text:span text:style-name="sbca75acd1-style_326">*Q</text:span><text:span text:style-name="sbca75acd1-style_327">UF2</text:span><text:span text:style-name="sbca75acd1-style_328"> + </text:span><text:span text:style-name="sbca75acd1-style_329">h</text:span><text:span text:style-name="sbca75acd1-style_330">UF3</text:span><text:span text:style-name="sbca75acd1-style_331">*Q</text:span><text:span text:style-name="sbca75acd1-style_332">UF3</text:span><text:span text:style-name="sbca75acd1-style_333"> + </text:span><text:span text:style-name="sbca75acd1-style_334">h</text:span><text:span text:style-name="sbca75acd1-style_335">UF4</text:span><text:span text:style-name="sbca75acd1-style_336">*Q</text:span><text:span text:style-name="sbca75acd1-style_337">UF4</text:span><text:span text:style-name="sbca75acd1-style_338">)/Hores totals MP</text:span></text:p>
          </table:table-cell>
        </table:table-row>
      </table:table>
      <text:p text:style-name="sbca75acd1-style_339"><text:line-break/><text:span text:style-name="sbca75acd1-style_340">Si un alumne no supera qualsevol UF (nota inferior a 5) haurà de presentar-se a una prova extraordinària de recuperació que constarà d'un examen de tots els continguts impartits en aquella UF.<text:line-break/></text:span></text:p>
      <text:p text:style-name="sbca75acd1-style_344"><text:bookmark-start text:name="recursos"/><text:span text:style-name="sbca75acd1-style_345"/><text:bookmark-end text:name="recursos"/><text:span text:style-name="sbca75acd1-style_346">5. ESPAIS, EQUIPAMENTS I RECURSOS DEL MP<text:line-break/></text:span></text:p>
      <text:p text:style-name="sbca75acd1-style_348"><text:span text:style-name="sbca75acd1-style_349">Elaboració de estrategies metodologiques</text:span></text:p>
      <text:list text:style-name="sbca75acd1-list_351" xml:id="sbca75acd1-list_351_0">
        <text:list-item>
          <text:p text:style-name="sbca75acd1-style_352"><text:span text:style-name="sbca75acd1-style_354">jhfsdkjf</text:span></text:p>
        </text:list-item>
        <text:list-item>
          <text:p text:style-name="sbca75acd1-style_355"><text:span text:style-name="sbca75acd1-style_357">jkhfjkshkd</text:span></text:p>
        </text:list-item>
      </text:list>
      <text:p text:style-name="sbca75acd1-style_358"><text:span text:style-name="sbca75acd1-style_359"><text:span text:style-name="sbca75acd1-style_360">hola que tal</text:span></text:span></text:p>
      <text:p text:style-name="sbca75acd1-style_364"><text:bookmark-start text:name="programacio_uf1"/><text:span text:style-name="sbca75acd1-style_365"/><text:bookmark-end text:name="programacio_uf1"/><text:span text:style-name="sbca75acd1-style_366">6. PROGRAMACIÓ D'UNITAT FORMATIVA 1</text:span></text:p>
      <text:p text:style-name="sbca75acd1-style_367"><text:span text:style-name="sbca75acd1-style_368">6.1 Resultats d'aprenentatge, Criteris d'avaluació i continguts </text:span></text:p>
      <table:table table:style-name="sbca75acd1-style_369" xml:id="sbca75acd1-table_370">
        <table:table-column table:number-columns-repeated="1"/>
        <table:table-row table:style-name="sbca75acd1-style_371" xml:id="sbca75acd1-table_370_0">
          <table:table-cell table:style-name="sbca75acd1-style_372">
            <text:p text:style-name="sbca75acd1-style_373"><text:span text:style-name="sbca75acd1-style_374">UF1. Sintaxi del llenguatge. Objectes predefinits del llengu</text:span></text:p>
          </table:table-cell>
        </table:table-row>
        <table:table-row table:style-name="sbca75acd1-style_375" xml:id="sbca75acd1-table_370_1">
          <table:table-cell table:style-name="sbca75acd1-style_376">
            <text:p text:style-name="sbca75acd1-style_377"><text:span text:style-name="sbca75acd1-style_378">RA1. Selecciona les arquitectures i tecnologies de programació sobre clients web, identificant i analitzant les capacitats i característiques de cadascuna.</text:span></text:p>
          </table:table-cell>
        </table:table-row>
        <table:table-row table:style-name="sbca75acd1-style_379" xml:id="sbca75acd1-table_370_2">
          <table:table-cell table:style-name="sbca75acd1-style_380">
            <text:p text:style-name="sbca75acd1-style_381"><text:span text:style-name="sbca75acd1-style_382">Criteris d'avaluació</text:span></text:p>
          </table:table-cell>
        </table:table-row>
        <table:table-row table:style-name="sbca75acd1-style_383" xml:id="sbca75acd1-table_370_3">
          <table:table-cell table:style-name="sbca75acd1-style_384">
            <text:p text:style-name="sbca75acd1-style_385"><text:span text:style-name="sbca75acd1-style_386">a) Caracteritza i diferencia els models d’execució de codi al servidor i al client web. </text:span></text:p>
          </table:table-cell>
        </table:table-row>
        <table:table-row table:style-name="sbca75acd1-style_387" xml:id="sbca75acd1-table_370_4">
          <table:table-cell table:style-name="sbca75acd1-style_388">
            <text:p text:style-name="sbca75acd1-style_389"><text:span text:style-name="sbca75acd1-style_390">b) Identifica les capacitats i els mecanismes d’execució de codi dels navegadors web.</text:span></text:p>
          </table:table-cell>
        </table:table-row>
        <table:table-row table:style-name="sbca75acd1-style_391" xml:id="sbca75acd1-table_370_5">
          <table:table-cell table:style-name="sbca75acd1-style_392">
            <text:p text:style-name="sbca75acd1-style_393"><text:span text:style-name="sbca75acd1-style_394">c) Identifica i caracteritza els principals llenguatges relacionats amb la programació de clients web.</text:span></text:p>
          </table:table-cell>
        </table:table-row>
        <table:table-row table:style-name="sbca75acd1-style_395" xml:id="sbca75acd1-table_370_6">
          <table:table-cell table:style-name="sbca75acd1-style_396">
            <text:p text:style-name="sbca75acd1-style_397"><text:span text:style-name="sbca75acd1-style_398">d) Reconeix les particularitats de la programació de guions i els seus avantatges i desavantatges sobre la
programació tradicional.</text:span></text:p>
          </table:table-cell>
        </table:table-row>
        <table:table-row table:style-name="sbca75acd1-style_399" xml:id="sbca75acd1-table_370_7">
          <table:table-cell table:style-name="sbca75acd1-style_400">
            <text:p text:style-name="sbca75acd1-style_401"><text:span text:style-name="sbca75acd1-style_402">e) Verifica els mecanismes d’integració dels llenguatges de marques amb els llenguatges de programació de
clients web.</text:span></text:p>
          </table:table-cell>
        </table:table-row>
        <table:table-row table:style-name="sbca75acd1-style_403" xml:id="sbca75acd1-table_370_8">
          <table:table-cell table:style-name="sbca75acd1-style_404">
            <text:p text:style-name="sbca75acd1-style_405"><text:span text:style-name="sbca75acd1-style_406">Continguts</text:span></text:p>
          </table:table-cell>
        </table:table-row>
        <table:table-row table:style-name="sbca75acd1-style_407" xml:id="sbca75acd1-table_370_9">
          <table:table-cell table:style-name="sbca75acd1-style_408">
            <text:p text:style-name="sbca75acd1-style_409"><text:span text:style-name="sbca75acd1-style_410">a) Models d´execució de codi</text:span></text:p>
          </table:table-cell>
        </table:table-row>
        <table:table-row table:style-name="sbca75acd1-style_411" xml:id="sbca75acd1-table_370_10">
          <table:table-cell table:style-name="sbca75acd1-style_412">
            <text:p text:style-name="sbca75acd1-style_413"><text:span text:style-name="sbca75acd1-style_414">b) Mecanismes d´execució de codi en un navegador web.</text:span></text:p>
          </table:table-cell>
        </table:table-row>
        <table:table-row table:style-name="sbca75acd1-style_415" xml:id="sbca75acd1-table_370_11">
          <table:table-cell table:style-name="sbca75acd1-style_416">
            <text:p text:style-name="sbca75acd1-style_417"><text:span text:style-name="sbca75acd1-style_418">c) Capacitats i limitacions d´execució.</text:span></text:p>
          </table:table-cell>
        </table:table-row>
        <table:table-row table:style-name="sbca75acd1-style_419" xml:id="sbca75acd1-table_370_12">
          <table:table-cell table:style-name="sbca75acd1-style_420">
            <text:p text:style-name="sbca75acd1-style_421"><text:span text:style-name="sbca75acd1-style_422">d) Llenguatges de programació en entorn client.</text:span></text:p>
          </table:table-cell>
        </table:table-row>
        <table:table-row table:style-name="sbca75acd1-style_423" xml:id="sbca75acd1-table_370_13">
          <table:table-cell table:style-name="sbca75acd1-style_424">
            <text:p text:style-name="sbca75acd1-style_425"><text:span text:style-name="sbca75acd1-style_426">e) Programació de guions </text:span></text:p>
          </table:table-cell>
        </table:table-row>
        <table:table-row table:style-name="sbca75acd1-style_427" xml:id="sbca75acd1-table_370_14">
          <table:table-cell table:style-name="sbca75acd1-style_428">
            <text:p text:style-name="sbca75acd1-style_429"><text:span text:style-name="sbca75acd1-style_430">RA2. Selecciona les arquitectures i tecnologies de programació sobre clients web, identificant i analitzant les capacitats i característiques de cadascuna.</text:span></text:p>
          </table:table-cell>
        </table:table-row>
        <table:table-row table:style-name="sbca75acd1-style_431" xml:id="sbca75acd1-table_370_15">
          <table:table-cell table:style-name="sbca75acd1-style_432">
            <text:p text:style-name="sbca75acd1-style_433"><text:span text:style-name="sbca75acd1-style_434">Criteris d'avaluació</text:span></text:p>
          </table:table-cell>
        </table:table-row>
        <table:table-row table:style-name="sbca75acd1-style_435" xml:id="sbca75acd1-table_370_16">
          <table:table-cell table:style-name="sbca75acd1-style_436">
            <text:p text:style-name="sbca75acd1-style_437"><text:span text:style-name="sbca75acd1-style_438">a) Selecciona un llenguatge de programació de clients web en funció de les seves possibilitats.</text:span></text:p>
          </table:table-cell>
        </table:table-row>
        <table:table-row table:style-name="sbca75acd1-style_439" xml:id="sbca75acd1-table_370_17">
          <table:table-cell table:style-name="sbca75acd1-style_440">
            <text:p text:style-name="sbca75acd1-style_441"><text:span text:style-name="sbca75acd1-style_442">b) Utilitza els diferents tipus de variables i operadors disponibles en el llenguatge.</text:span></text:p>
          </table:table-cell>
        </table:table-row>
        <table:table-row table:style-name="sbca75acd1-style_443" xml:id="sbca75acd1-table_370_18">
          <table:table-cell table:style-name="sbca75acd1-style_444">
            <text:p text:style-name="sbca75acd1-style_445"><text:span text:style-name="sbca75acd1-style_446">c) Identifica els àmbits d’utilització de les variables.</text:span></text:p>
          </table:table-cell>
        </table:table-row>
        <table:table-row table:style-name="sbca75acd1-style_447" xml:id="sbca75acd1-table_370_19">
          <table:table-cell table:style-name="sbca75acd1-style_448">
            <text:p text:style-name="sbca75acd1-style_449"><text:span text:style-name="sbca75acd1-style_450">d) Reconeix i comprova les peculiaritats del llenguatge respecte a les conversions entre diferents tipus de
dades.</text:span></text:p>
          </table:table-cell>
        </table:table-row>
        <table:table-row table:style-name="sbca75acd1-style_451" xml:id="sbca75acd1-table_370_20">
          <table:table-cell table:style-name="sbca75acd1-style_452">
            <text:p text:style-name="sbca75acd1-style_453"><text:span text:style-name="sbca75acd1-style_454">e) Utilitza mecanismes de decisió en la creació de blocs de sentències.</text:span></text:p>
          </table:table-cell>
        </table:table-row>
        <table:table-row table:style-name="sbca75acd1-style_455" xml:id="sbca75acd1-table_370_21">
          <table:table-cell table:style-name="sbca75acd1-style_456">
            <text:p text:style-name="sbca75acd1-style_457"><text:span text:style-name="sbca75acd1-style_458">Continguts</text:span></text:p>
          </table:table-cell>
        </table:table-row>
        <table:table-row table:style-name="sbca75acd1-style_459" xml:id="sbca75acd1-table_370_22">
          <table:table-cell table:style-name="sbca75acd1-style_460">
            <text:p text:style-name="sbca75acd1-style_461"><text:span text:style-name="sbca75acd1-style_462">a) Selecció de llenguatge de programació de clients web. </text:span></text:p>
          </table:table-cell>
        </table:table-row>
        <table:table-row table:style-name="sbca75acd1-style_463" xml:id="sbca75acd1-table_370_23">
          <table:table-cell table:style-name="sbca75acd1-style_464">
            <text:p text:style-name="sbca75acd1-style_465"><text:span text:style-name="sbca75acd1-style_466">b) Variables.</text:span></text:p>
          </table:table-cell>
        </table:table-row>
        <table:table-row table:style-name="sbca75acd1-style_467" xml:id="sbca75acd1-table_370_24">
          <table:table-cell table:style-name="sbca75acd1-style_468">
            <text:p text:style-name="sbca75acd1-style_469"><text:span text:style-name="sbca75acd1-style_470">c) Tipus de dades.</text:span></text:p>
          </table:table-cell>
        </table:table-row>
        <table:table-row table:style-name="sbca75acd1-style_471" xml:id="sbca75acd1-table_370_25">
          <table:table-cell table:style-name="sbca75acd1-style_472">
            <text:p text:style-name="sbca75acd1-style_473"><text:span text:style-name="sbca75acd1-style_474">d) Assignacions.</text:span></text:p>
          </table:table-cell>
        </table:table-row>
        <table:table-row table:style-name="sbca75acd1-style_475" xml:id="sbca75acd1-table_370_26">
          <table:table-cell table:style-name="sbca75acd1-style_476">
            <text:p text:style-name="sbca75acd1-style_477"><text:span text:style-name="sbca75acd1-style_478">e) Operadors.</text:span></text:p>
          </table:table-cell>
        </table:table-row>
        <table:table-row table:style-name="sbca75acd1-style_479" xml:id="sbca75acd1-table_370_27">
          <table:table-cell table:style-name="sbca75acd1-style_480">
            <text:p text:style-name="sbca75acd1-style_481"><text:span text:style-name="sbca75acd1-style_482">RA3. Selecciona les arquitectures i tecnologies de programació sobre clients web, identificant i analitzant les capacitats i característiques de cadascuna.</text:span></text:p>
          </table:table-cell>
        </table:table-row>
        <table:table-row table:style-name="sbca75acd1-style_483" xml:id="sbca75acd1-table_370_28">
          <table:table-cell table:style-name="sbca75acd1-style_484">
            <text:p text:style-name="sbca75acd1-style_485"><text:span text:style-name="sbca75acd1-style_486">Criteris d'avaluació</text:span></text:p>
          </table:table-cell>
        </table:table-row>
        <table:table-row table:style-name="sbca75acd1-style_487" xml:id="sbca75acd1-table_370_29">
          <table:table-cell table:style-name="sbca75acd1-style_488">
            <text:p text:style-name="sbca75acd1-style_489"><text:span text:style-name="sbca75acd1-style_490">a) Identifica els objectes predefinits del llenguatge.</text:span></text:p>
          </table:table-cell>
        </table:table-row>
        <table:table-row table:style-name="sbca75acd1-style_491" xml:id="sbca75acd1-table_370_30">
          <table:table-cell table:style-name="sbca75acd1-style_492">
            <text:p text:style-name="sbca75acd1-style_493"><text:span text:style-name="sbca75acd1-style_494">b) Analitza els objectes referents a les finestres del navegador i els documents web que hi contenen.</text:span></text:p>
          </table:table-cell>
        </table:table-row>
        <table:table-row table:style-name="sbca75acd1-style_495" xml:id="sbca75acd1-table_370_31">
          <table:table-cell table:style-name="sbca75acd1-style_496">
            <text:p text:style-name="sbca75acd1-style_497"><text:span text:style-name="sbca75acd1-style_498">c) Escriu sentències que utilitzin els objectes predefinits del llenguatge per canviar l’aspecte del navegador i el
document que hi conté.</text:span></text:p>
          </table:table-cell>
        </table:table-row>
        <table:table-row table:style-name="sbca75acd1-style_499" xml:id="sbca75acd1-table_370_32">
          <table:table-cell table:style-name="sbca75acd1-style_500">
            <text:p text:style-name="sbca75acd1-style_501"><text:span text:style-name="sbca75acd1-style_502">d) Genera textos i etiquetes com a resultat de l’execució de codi al navegador.</text:span></text:p>
          </table:table-cell>
        </table:table-row>
        <table:table-row table:style-name="sbca75acd1-style_503" xml:id="sbca75acd1-table_370_33">
          <table:table-cell table:style-name="sbca75acd1-style_504">
            <text:p text:style-name="sbca75acd1-style_505"><text:span text:style-name="sbca75acd1-style_506">Continguts</text:span></text:p>
          </table:table-cell>
        </table:table-row>
        <table:table-row table:style-name="sbca75acd1-style_507" xml:id="sbca75acd1-table_370_34">
          <table:table-cell table:style-name="sbca75acd1-style_508">
            <text:p text:style-name="sbca75acd1-style_509"><text:span text:style-name="sbca75acd1-style_510">a) Utilització d´objectes. Objectes nadius del llenguatge.</text:span></text:p>
          </table:table-cell>
        </table:table-row>
        <table:table-row table:style-name="sbca75acd1-style_511" xml:id="sbca75acd1-table_370_35">
          <table:table-cell table:style-name="sbca75acd1-style_512">
            <text:p text:style-name="sbca75acd1-style_513"><text:span text:style-name="sbca75acd1-style_514">b) Objectes predefinits associats al navegador.</text:span></text:p>
          </table:table-cell>
        </table:table-row>
        <table:table-row table:style-name="sbca75acd1-style_515" xml:id="sbca75acd1-table_370_36">
          <table:table-cell table:style-name="sbca75acd1-style_516">
            <text:p text:style-name="sbca75acd1-style_517"><text:span text:style-name="sbca75acd1-style_518">c) Gestió de l´aparença de la finestra.</text:span></text:p>
          </table:table-cell>
        </table:table-row>
        <table:table-row table:style-name="sbca75acd1-style_519" xml:id="sbca75acd1-table_370_37">
          <table:table-cell table:style-name="sbca75acd1-style_520">
            <text:p text:style-name="sbca75acd1-style_521"><text:span text:style-name="sbca75acd1-style_522">d) Generació de text i elements HTML des de codi.</text:span></text:p>
          </table:table-cell>
        </table:table-row>
      </table:table>
      <text:p text:style-name="sbca75acd1-style_526"><text:bookmark-start text:name="programacio_uf2"/><text:span text:style-name="sbca75acd1-style_527"/><text:bookmark-end text:name="programacio_uf2"/><text:span text:style-name="sbca75acd1-style_528">7. PROGRAMACIÓ D'UNITAT FORMATIVA 2</text:span></text:p>
      <text:p text:style-name="sbca75acd1-style_529"><text:span text:style-name="sbca75acd1-style_530">7.1 Resultats d'aprenentatge, Criteris d'avaluació i continguts </text:span></text:p>
      <table:table table:style-name="sbca75acd1-style_531" xml:id="sbca75acd1-table_532">
        <table:table-column table:number-columns-repeated="1"/>
        <table:table-row table:style-name="sbca75acd1-style_533" xml:id="sbca75acd1-table_532_0">
          <table:table-cell table:style-name="sbca75acd1-style_534">
            <text:p text:style-name="sbca75acd1-style_535"><text:span text:style-name="sbca75acd1-style_536">UF2. Estructures definides pel programador. Objectes</text:span></text:p>
          </table:table-cell>
        </table:table-row>
        <table:table-row table:style-name="sbca75acd1-style_537" xml:id="sbca75acd1-table_532_1">
          <table:table-cell table:style-name="sbca75acd1-style_538">
            <text:p text:style-name="sbca75acd1-style_539"><text:span text:style-name="sbca75acd1-style_540">RA1. Desenvolupa aplicacions web interactives integrant mecanismes de maneig d´esdeveniments.</text:span></text:p>
          </table:table-cell>
        </table:table-row>
        <table:table-row table:style-name="sbca75acd1-style_541" xml:id="sbca75acd1-table_532_2">
          <table:table-cell table:style-name="sbca75acd1-style_542">
            <text:p text:style-name="sbca75acd1-style_543"><text:span text:style-name="sbca75acd1-style_544">Criteris d'avaluació</text:span></text:p>
          </table:table-cell>
        </table:table-row>
        <table:table-row table:style-name="sbca75acd1-style_545" xml:id="sbca75acd1-table_532_3">
          <table:table-cell table:style-name="sbca75acd1-style_546">
            <text:p text:style-name="sbca75acd1-style_547"><text:span text:style-name="sbca75acd1-style_548">a) Classifica i utilitza les funcions predefinides del llenguatge.</text:span></text:p>
          </table:table-cell>
        </table:table-row>
        <table:table-row table:style-name="sbca75acd1-style_549" xml:id="sbca75acd1-table_532_4">
          <table:table-cell table:style-name="sbca75acd1-style_550">
            <text:p text:style-name="sbca75acd1-style_551"><text:span text:style-name="sbca75acd1-style_552">b) Crea i utilitza funcions definides per l’usuari.</text:span></text:p>
          </table:table-cell>
        </table:table-row>
        <table:table-row table:style-name="sbca75acd1-style_553" xml:id="sbca75acd1-table_532_5">
          <table:table-cell table:style-name="sbca75acd1-style_554">
            <text:p text:style-name="sbca75acd1-style_555"><text:span text:style-name="sbca75acd1-style_556">c) Reconeix les característiques del llenguatge relatives a la creació i ús d’arrays.</text:span></text:p>
          </table:table-cell>
        </table:table-row>
        <table:table-row table:style-name="sbca75acd1-style_557" xml:id="sbca75acd1-table_532_6">
          <table:table-cell table:style-name="sbca75acd1-style_558">
            <text:p text:style-name="sbca75acd1-style_559"><text:span text:style-name="sbca75acd1-style_560">d) Crea i utilitza arrays.</text:span></text:p>
          </table:table-cell>
        </table:table-row>
        <table:table-row table:style-name="sbca75acd1-style_561" xml:id="sbca75acd1-table_532_7">
          <table:table-cell table:style-name="sbca75acd1-style_562">
            <text:p text:style-name="sbca75acd1-style_563"><text:span text:style-name="sbca75acd1-style_564">Continguts</text:span></text:p>
          </table:table-cell>
        </table:table-row>
        <table:table-row table:style-name="sbca75acd1-style_565" xml:id="sbca75acd1-table_532_8">
          <table:table-cell table:style-name="sbca75acd1-style_566">
            <text:p text:style-name="sbca75acd1-style_567"><text:span text:style-name="sbca75acd1-style_568">a) Model de gestió d´esdeveniments.</text:span></text:p>
          </table:table-cell>
        </table:table-row>
        <table:table-row table:style-name="sbca75acd1-style_569" xml:id="sbca75acd1-table_532_9">
          <table:table-cell table:style-name="sbca75acd1-style_570">
            <text:p text:style-name="sbca75acd1-style_571"><text:span text:style-name="sbca75acd1-style_572">b) Captura i ús d´esdeveniments</text:span></text:p>
          </table:table-cell>
        </table:table-row>
        <table:table-row table:style-name="sbca75acd1-style_573" xml:id="sbca75acd1-table_532_10">
          <table:table-cell table:style-name="sbca75acd1-style_574">
            <text:p text:style-name="sbca75acd1-style_575"><text:span text:style-name="sbca75acd1-style_576">c) Utilització de formularis des de codi.</text:span></text:p>
          </table:table-cell>
        </table:table-row>
        <table:table-row table:style-name="sbca75acd1-style_577" xml:id="sbca75acd1-table_532_11">
          <table:table-cell table:style-name="sbca75acd1-style_578">
            <text:p text:style-name="sbca75acd1-style_579"><text:span text:style-name="sbca75acd1-style_580">d) Modificació d´aparença i comportament. Utilització de cookies</text:span></text:p>
          </table:table-cell>
        </table:table-row>
        <table:table-row table:style-name="sbca75acd1-style_581" xml:id="sbca75acd1-table_532_12">
          <table:table-cell table:style-name="sbca75acd1-style_582">
            <text:p text:style-name="sbca75acd1-style_583"><text:span text:style-name="sbca75acd1-style_584">RA2. Desenvolupa aplicacions web interactives integrant mecanismes de maneig d´esdeveniments.</text:span></text:p>
          </table:table-cell>
        </table:table-row>
        <table:table-row table:style-name="sbca75acd1-style_585" xml:id="sbca75acd1-table_532_13">
          <table:table-cell table:style-name="sbca75acd1-style_586">
            <text:p text:style-name="sbca75acd1-style_587"><text:span text:style-name="sbca75acd1-style_588">Criteris d'avaluació</text:span></text:p>
          </table:table-cell>
        </table:table-row>
        <table:table-row table:style-name="sbca75acd1-style_589" xml:id="sbca75acd1-table_532_14">
          <table:table-cell table:style-name="sbca75acd1-style_590">
            <text:p text:style-name="sbca75acd1-style_591"><text:span text:style-name="sbca75acd1-style_592">a) Reconeix les possibilitats del llenguatge de marques relatives a la captura dels esdeveniments produïts.</text:span></text:p>
          </table:table-cell>
        </table:table-row>
        <table:table-row table:style-name="sbca75acd1-style_593" xml:id="sbca75acd1-table_532_15">
          <table:table-cell table:style-name="sbca75acd1-style_594">
            <text:p text:style-name="sbca75acd1-style_595"><text:span text:style-name="sbca75acd1-style_596">b) Identifica les característiques del llenguatge de programació relatives a la gestió dels esdeveniments.</text:span></text:p>
          </table:table-cell>
        </table:table-row>
        <table:table-row table:style-name="sbca75acd1-style_597" xml:id="sbca75acd1-table_532_16">
          <table:table-cell table:style-name="sbca75acd1-style_598">
            <text:p text:style-name="sbca75acd1-style_599"><text:span text:style-name="sbca75acd1-style_600">c) Diferencia els tipus d’esdeveniments que es poden manejar.</text:span></text:p>
          </table:table-cell>
        </table:table-row>
        <table:table-row table:style-name="sbca75acd1-style_601" xml:id="sbca75acd1-table_532_17">
          <table:table-cell table:style-name="sbca75acd1-style_602">
            <text:p text:style-name="sbca75acd1-style_603"><text:span text:style-name="sbca75acd1-style_604">d) Crea un codi que capturi i utilitzi esdeveniments.</text:span></text:p>
          </table:table-cell>
        </table:table-row>
        <table:table-row table:style-name="sbca75acd1-style_605" xml:id="sbca75acd1-table_532_18">
          <table:table-cell table:style-name="sbca75acd1-style_606">
            <text:p text:style-name="sbca75acd1-style_607"><text:span text:style-name="sbca75acd1-style_608">Continguts</text:span></text:p>
          </table:table-cell>
        </table:table-row>
        <table:table-row table:style-name="sbca75acd1-style_609" xml:id="sbca75acd1-table_532_19">
          <table:table-cell table:style-name="sbca75acd1-style_610">
            <text:p text:style-name="sbca75acd1-style_611"><text:span text:style-name="sbca75acd1-style_612">a) El model d´objectes del document (DOM).</text:span></text:p>
          </table:table-cell>
        </table:table-row>
        <table:table-row table:style-name="sbca75acd1-style_613" xml:id="sbca75acd1-table_532_20">
          <table:table-cell table:style-name="sbca75acd1-style_614">
            <text:p text:style-name="sbca75acd1-style_615"><text:span text:style-name="sbca75acd1-style_616">b) Objectes del model. Propietats i mètodes dels objectes.</text:span></text:p>
          </table:table-cell>
        </table:table-row>
        <table:table-row table:style-name="sbca75acd1-style_617" xml:id="sbca75acd1-table_532_21">
          <table:table-cell table:style-name="sbca75acd1-style_618">
            <text:p text:style-name="sbca75acd1-style_619"><text:span text:style-name="sbca75acd1-style_620">c) Accés al document des de codi.</text:span></text:p>
          </table:table-cell>
        </table:table-row>
        <table:table-row table:style-name="sbca75acd1-style_621" xml:id="sbca75acd1-table_532_22">
          <table:table-cell table:style-name="sbca75acd1-style_622">
            <text:p text:style-name="sbca75acd1-style_623"><text:span text:style-name="sbca75acd1-style_624">d) Programació d´esdeveniments.</text:span></text:p>
          </table:table-cell>
        </table:table-row>
      </table:table>
      <text:p text:style-name="sbca75acd1-style_628"><text:bookmark-start text:name="programacio_uf3"/><text:span text:style-name="sbca75acd1-style_629"/><text:bookmark-end text:name="programacio_uf3"/><text:span text:style-name="sbca75acd1-style_630">8. PROGRAMACIÓ D'UNITAT FORMATIVA 3</text:span></text:p>
      <text:p text:style-name="sbca75acd1-style_631"><text:span text:style-name="sbca75acd1-style_632">8.1 Resultats d'aprenentatge, Criteris d'avaluació i continguts </text:span></text:p>
      <table:table table:style-name="sbca75acd1-style_633" xml:id="sbca75acd1-table_634">
        <table:table-column table:number-columns-repeated="1"/>
        <table:table-row table:style-name="sbca75acd1-style_635" xml:id="sbca75acd1-table_634_0">
          <table:table-cell table:style-name="sbca75acd1-style_636">
            <text:p text:style-name="sbca75acd1-style_637"><text:span text:style-name="sbca75acd1-style_638">UF3. Esdeveniments. Manegament de formularis. Model d´object</text:span></text:p>
          </table:table-cell>
        </table:table-row>
        <table:table-row table:style-name="sbca75acd1-style_639" xml:id="sbca75acd1-table_634_1">
          <table:table-cell table:style-name="sbca75acd1-style_640">
            <text:p text:style-name="sbca75acd1-style_641"><text:span text:style-name="sbca75acd1-style_642">RA1. Desenvolupa aplicacions web dinàmiques, reconeixent i aplicant mecanismes de comunicació asíncrona entre client i servidor.</text:span></text:p>
          </table:table-cell>
        </table:table-row>
        <table:table-row table:style-name="sbca75acd1-style_643" xml:id="sbca75acd1-table_634_2">
          <table:table-cell table:style-name="sbca75acd1-style_644">
            <text:p text:style-name="sbca75acd1-style_645"><text:span text:style-name="sbca75acd1-style_646">Criteris d'avaluació</text:span></text:p>
          </table:table-cell>
        </table:table-row>
        <table:table-row table:style-name="sbca75acd1-style_647" xml:id="sbca75acd1-table_634_3">
          <table:table-cell table:style-name="sbca75acd1-style_648">
            <text:p text:style-name="sbca75acd1-style_649"><text:span text:style-name="sbca75acd1-style_650">a) Reconeix el model d’objectes del document d’una pàgina web.</text:span></text:p>
          </table:table-cell>
        </table:table-row>
        <table:table-row table:style-name="sbca75acd1-style_651" xml:id="sbca75acd1-table_634_4">
          <table:table-cell table:style-name="sbca75acd1-style_652">
            <text:p text:style-name="sbca75acd1-style_653"><text:span text:style-name="sbca75acd1-style_654">b) Identifica els objectes del model, les seves propietats i els seus mètodes.</text:span></text:p>
          </table:table-cell>
        </table:table-row>
        <table:table-row table:style-name="sbca75acd1-style_655" xml:id="sbca75acd1-table_634_5">
          <table:table-cell table:style-name="sbca75acd1-style_656">
            <text:p text:style-name="sbca75acd1-style_657"><text:span text:style-name="sbca75acd1-style_658">Continguts</text:span></text:p>
          </table:table-cell>
        </table:table-row>
        <table:table-row table:style-name="sbca75acd1-style_659" xml:id="sbca75acd1-table_634_6">
          <table:table-cell table:style-name="sbca75acd1-style_660">
            <text:p text:style-name="sbca75acd1-style_661"><text:span text:style-name="sbca75acd1-style_662">a) Mecanismes de comunicació asíncrona.</text:span></text:p>
          </table:table-cell>
        </table:table-row>
        <table:table-row table:style-name="sbca75acd1-style_663" xml:id="sbca75acd1-table_634_7">
          <table:table-cell table:style-name="sbca75acd1-style_664">
            <text:p text:style-name="sbca75acd1-style_665"><text:span text:style-name="sbca75acd1-style_666">b) Objectes relacionats. Propietats i mètodes dels objectes.</text:span></text:p>
          </table:table-cell>
        </table:table-row>
        <table:table-row table:style-name="sbca75acd1-style_667" xml:id="sbca75acd1-table_634_8">
          <table:table-cell table:style-name="sbca75acd1-style_668">
            <text:p text:style-name="sbca75acd1-style_669"><text:span text:style-name="sbca75acd1-style_670">RA2. Desenvolupa aplicacions web dinàmiques, reconeixent i aplicant mecanismes de comunicació asíncrona entre client i servidor.</text:span></text:p>
          </table:table-cell>
        </table:table-row>
        <table:table-row table:style-name="sbca75acd1-style_671" xml:id="sbca75acd1-table_634_9">
          <table:table-cell table:style-name="sbca75acd1-style_672">
            <text:p text:style-name="sbca75acd1-style_673"><text:span text:style-name="sbca75acd1-style_674">Criteris d'avaluació</text:span></text:p>
          </table:table-cell>
        </table:table-row>
        <table:table-row table:style-name="sbca75acd1-style_675" xml:id="sbca75acd1-table_634_10">
          <table:table-cell table:style-name="sbca75acd1-style_676">
            <text:p text:style-name="sbca75acd1-style_677"><text:span text:style-name="sbca75acd1-style_678">a) Avalua els avantatges i els inconvenients d’utilitzar mecanismes de comunicació asíncrona entre client i
servidor web.</text:span></text:p>
          </table:table-cell>
        </table:table-row>
        <table:table-row table:style-name="sbca75acd1-style_679" xml:id="sbca75acd1-table_634_11">
          <table:table-cell table:style-name="sbca75acd1-style_680">
            <text:p text:style-name="sbca75acd1-style_681"><text:span text:style-name="sbca75acd1-style_682">b) Analitza els mecanismes disponibles per a l’establiment de la comunicació asíncrona.</text:span></text:p>
          </table:table-cell>
        </table:table-row>
        <table:table-row table:style-name="sbca75acd1-style_683" xml:id="sbca75acd1-table_634_12">
          <table:table-cell table:style-name="sbca75acd1-style_684">
            <text:p text:style-name="sbca75acd1-style_685"><text:span text:style-name="sbca75acd1-style_686">a) Utilitza els objectes relacionats.</text:span></text:p>
          </table:table-cell>
        </table:table-row>
        <table:table-row table:style-name="sbca75acd1-style_687" xml:id="sbca75acd1-table_634_13">
          <table:table-cell table:style-name="sbca75acd1-style_688">
            <text:p text:style-name="sbca75acd1-style_689"><text:span text:style-name="sbca75acd1-style_690">b) Identifica les seves propietats i els seus mètodes.</text:span></text:p>
          </table:table-cell>
        </table:table-row>
        <table:table-row table:style-name="sbca75acd1-style_691" xml:id="sbca75acd1-table_634_14">
          <table:table-cell table:style-name="sbca75acd1-style_692">
            <text:p text:style-name="sbca75acd1-style_693"><text:span text:style-name="sbca75acd1-style_694">a) Utilitza comunicació asíncrona en l’actualització dinàmica del document web.</text:span></text:p>
          </table:table-cell>
        </table:table-row>
        <table:table-row table:style-name="sbca75acd1-style_695" xml:id="sbca75acd1-table_634_15">
          <table:table-cell table:style-name="sbca75acd1-style_696">
            <text:p text:style-name="sbca75acd1-style_697"><text:span text:style-name="sbca75acd1-style_698">Continguts</text:span></text:p>
          </table:table-cell>
        </table:table-row>
        <table:table-row table:style-name="sbca75acd1-style_699" xml:id="sbca75acd1-table_634_16">
          <table:table-cell table:style-name="sbca75acd1-style_700">
            <text:p text:style-name="sbca75acd1-style_701"><text:span text:style-name="sbca75acd1-style_702">a) Funcions predefinides del llenguatge.</text:span></text:p>
          </table:table-cell>
        </table:table-row>
        <table:table-row table:style-name="sbca75acd1-style_703" xml:id="sbca75acd1-table_634_17">
          <table:table-cell table:style-name="sbca75acd1-style_704">
            <text:p text:style-name="sbca75acd1-style_705"><text:span text:style-name="sbca75acd1-style_706">b) Crides a funcions. Definició de funcions.</text:span></text:p>
          </table:table-cell>
        </table:table-row>
        <table:table-row table:style-name="sbca75acd1-style_707" xml:id="sbca75acd1-table_634_18">
          <table:table-cell table:style-name="sbca75acd1-style_708">
            <text:p text:style-name="sbca75acd1-style_709"><text:span text:style-name="sbca75acd1-style_710">a) Arrays</text:span></text:p>
          </table:table-cell>
        </table:table-row>
        <table:table-row table:style-name="sbca75acd1-style_711" xml:id="sbca75acd1-table_634_19">
          <table:table-cell table:style-name="sbca75acd1-style_712">
            <text:p text:style-name="sbca75acd1-style_713"><text:span text:style-name="sbca75acd1-style_714">b) Creació d´objectes.</text:span></text:p>
          </table:table-cell>
        </table:table-row>
        <table:table-row table:style-name="sbca75acd1-style_715" xml:id="sbca75acd1-table_634_20">
          <table:table-cell table:style-name="sbca75acd1-style_716">
            <text:p text:style-name="sbca75acd1-style_717"><text:span text:style-name="sbca75acd1-style_718">a) Definició de mètodes i propietats</text:span></text:p>
          </table:table-cell>
        </table:table-row>
      </table:table>
      <text:p text:style-name="sbca75acd1-style_722"><text:bookmark-start text:name="programacio_uf4"/><text:span text:style-name="sbca75acd1-style_723"/><text:bookmark-end text:name="programacio_uf4"/><text:span text:style-name="sbca75acd1-style_724">9. PROGRAMACIÓ D'UNITAT FORMATIVA 4</text:span></text:p>
      <text:p text:style-name="sbca75acd1-style_725"><text:span text:style-name="sbca75acd1-style_726">9.1 Resultats d'aprenentatge, Criteris d'avaluació i continguts </text:span></text:p>
      <table:table table:style-name="sbca75acd1-style_727" xml:id="sbca75acd1-table_728">
        <table:table-column table:number-columns-repeated="1"/>
        <table:table-row table:style-name="sbca75acd1-style_729" xml:id="sbca75acd1-table_728_0">
          <table:table-cell table:style-name="sbca75acd1-style_730">
            <text:p text:style-name="sbca75acd1-style_731"><text:span text:style-name="sbca75acd1-style_732">UF4. Comunicació asíncrona client-servidor</text:span></text:p>
          </table:table-cell>
        </table:table-row>
        <table:table-row table:style-name="sbca75acd1-style_733" xml:id="sbca75acd1-table_728_1">
          <table:table-cell table:style-name="sbca75acd1-style_734">
            <text:p text:style-name="sbca75acd1-style_735"><text:span text:style-name="sbca75acd1-style_736">RA1. Programa codi per a clients web analitzant i utilitzant amb accesibilitat</text:span></text:p>
          </table:table-cell>
        </table:table-row>
        <table:table-row table:style-name="sbca75acd1-style_737" xml:id="sbca75acd1-table_728_2">
          <table:table-cell table:style-name="sbca75acd1-style_738">
            <text:p text:style-name="sbca75acd1-style_739"><text:span text:style-name="sbca75acd1-style_740">Criteris d'avaluació</text:span></text:p>
          </table:table-cell>
        </table:table-row>
        <table:table-row table:style-name="sbca75acd1-style_741" xml:id="sbca75acd1-table_728_3">
          <table:table-cell table:style-name="sbca75acd1-style_742">
            <text:p text:style-name="sbca75acd1-style_743"><text:span text:style-name="sbca75acd1-style_744">a) Sap el funcionament d´una connexió asincrona</text:span></text:p>
          </table:table-cell>
        </table:table-row>
        <table:table-row table:style-name="sbca75acd1-style_745" xml:id="sbca75acd1-table_728_4">
          <table:table-cell table:style-name="sbca75acd1-style_746">
            <text:p text:style-name="sbca75acd1-style_747"><text:span text:style-name="sbca75acd1-style_748">Continguts</text:span></text:p>
          </table:table-cell>
        </table:table-row>
        <table:table-row table:style-name="sbca75acd1-style_749" xml:id="sbca75acd1-table_728_5">
          <table:table-cell table:style-name="sbca75acd1-style_750">
            <text:p text:style-name="sbca75acd1-style_751"><text:span text:style-name="sbca75acd1-style_752">a) Eines per a fer servir la connexió asincrona al servidor</text:span></text:p>
          </table:table-cell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penSymbol" svg:font-family="OpenSymbol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style:style style:name="docxpresso_bullet" style:family="text">
      <style:text-properties style:font-name="OpenSymbol" style:font-name-asian="OpenSymbol" style:font-name-complex="OpenSymbol"/>
    </style:style>
  </office:styles>
  <office:automatic-styles>
    <style:page-layout style:name="layout_01">
      <style:page-layout-properties fo:page-width="21cm" fo:page-height="29.7cm" style:print-orientation="portrait" fo:margin-top="63.75pt" fo:margin-left="56.25pt" fo:margin-bottom="63.75pt" fo:margin-right="56.25pt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  <style:footer-style>
        <style:header-footer-properties style:dynamic-spacing="false"/>
      </style:footer-style>
      <style:header-style>
        <style:header-footer-properties xmlns:fo="urn:oasis:names:tc:opendocument:xmlns:xsl-fo-compatible:1.0" style:dynamic-spacing="false" fo:min-height="3cm" fo:border-top="0.75pt solid #FFFFFF" fo:border-right="0.75pt solid #FFFFFF" fo:border-bottom="0.75pt solid #FFFFFF" fo:border-left="0.75pt solid #FFFFFF"/>
      </style:header-style>
    </style:page-layout>
    <style:style style:name="sbca75acd1-style_2" style:family="table">
      <style:table-properties table:border-model="collapsing" table:align="left"/>
    </style:style>
    <style:style style:name="sbca75acd1-style_4" style:family="table-row"/>
    <style:style style:name="sbca75acd1-style_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bca75acd1-style_7" style:family="text"/>
    <style:style style:name="sbca75acd1-style_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bca75acd1-style_10" style:family="text"/>
    <style:style style:name="sbca75acd1-style_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ca75acd1-style_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bca75acd1-style_13" style:family="text"/>
    <style:style style:name="sbca75acd1-style_14" style:family="table-row"/>
    <style:style style:name="sbca75acd1-style_15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bca75acd1-style_17" style:family="text"/>
    <style:style style:name="sbca75acd1-style_18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1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bca75acd1-style_20" style:family="text"/>
    <style:style style:name="sbca75acd1-style_21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2" style:family="paragraph">
      <style:paragraph-properties fo:padding-bottom="0pt" fo:padding-left="0pt" fo:padding-right="0pt" fo:padding-top="0pt"/>
    </style:style>
    <style:style style:name="sbca75acd1-style_23" style:family="text">
      <style:text-properties fo:font-size="7.5pt"/>
    </style:style>
    <style:style style:name="sbca75acd1-style_24" style:family="text">
      <style:text-properties fo:font-size="7.5pt"/>
    </style:style>
    <style:style style:name="sbca75acd1-style_25" style:family="text">
      <style:text-properties fo:font-size="7.5pt"/>
    </style:style>
    <style:style style:name="sbca75acd1-style_26" style:family="text">
      <style:text-properties fo:font-size="7.5pt"/>
    </style:style>
    <style:style style:name="sbca75acd1-style_27" style:family="table-row"/>
    <style:style style:name="sbca75acd1-style_28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bca75acd1-style_30" style:family="text"/>
    <style:style style:name="sbca75acd1-style_31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bca75acd1-style_33" style:family="text"/>
    <style:style style:name="sbca75acd1-style_34" style:family="table-cell">
      <style:table-cell-properties fo:border-top="0.75pt solid #000000" fo:border-right="0.75pt solid #000000" fo:border-bottom="0.75pt solid #000000" fo:border-left="0.75pt solid #000000"/>
    </style:style>
    <style:style style:name="sbca75acd1-style_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bca75acd1-style_36" style:family="text"/>
    <style:style style:name="sbca75acd1-style_37" style:family="table">
      <style:table-properties table:border-model="collapsing" table:align="left"/>
    </style:style>
    <style:style style:name="sbca75acd1-style_39" style:family="table-row"/>
    <style:style style:name="sbca75acd1-style_40" style:family="table-cell">
      <style:table-cell-properties fo:border-top="0.75pt solid #FFFFFF" fo:border-right="0.75pt solid #FFFFFF" fo:border-bottom="0.75pt solid #FFFFFF" fo:border-left="0.75pt solid #FFFFFF"/>
    </style:style>
    <style:style style:name="sbca75acd1-style_41" style:family="paragraph">
      <style:paragraph-properties fo:padding-bottom="0pt" fo:padding-left="0pt" fo:padding-right="0pt" fo:padding-top="0pt"/>
    </style:style>
    <style:style style:name="sbca75acd1-style_42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sbca75acd1-style_43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text-sbca75acd1-style_43" style:family="paragraph">
      <style:paragraph-properties fo:margin-bottom="0pt" fo:margin-left="0pt" fo:margin-right="0pt" fo:margin-top="0pt" fo:padding-bottom="0pt" fo:padding-left="0pt" fo:padding-right="0pt" fo:padding-top="0pt" svg:width="6.6875in" svg:height="0.88541666666667in" fo:border-top="1pt none #000000" fo:border-right="1pt none #000000" fo:border-bottom="1pt none #000000" fo:border-left="1pt none #000000"/>
      <style:text-properties svg:width="6.6875in" svg:height="0.88541666666667in"/>
    </style:style>
  </office:automatic-styles>
  <office:master-styles>
    <style:master-page style:name="master_01" style:page-layout-name="layout_01">
      <style:footer>
        <table:table table:style-name="sbca75acd1-style_2" xml:id="sbca75acd1-table_3">
          <table:table-column table:number-columns-repeated="3"/>
          <table:table-row table:style-name="sbca75acd1-style_4" xml:id="sbca75acd1-table_3_0">
            <table:table-cell table:style-name="sbca75acd1-style_5">
              <text:p text:style-name="sbca75acd1-style_6"><text:span text:style-name="sbca75acd1-style_7">Procès: </text:span></text:p>
            </table:table-cell>
            <table:table-cell table:style-name="sbca75acd1-style_8">
              <text:p text:style-name="sbca75acd1-style_9"><text:span text:style-name="sbca75acd1-style_10">Document: </text:span></text:p>
            </table:table-cell>
            <table:table-cell table:style-name="sbca75acd1-style_11">
              <text:p text:style-name="sbca75acd1-style_12"><text:span text:style-name="sbca75acd1-style_13">Data: 2016-06-07</text:span></text:p>
            </table:table-cell>
          </table:table-row>
          <table:table-row table:style-name="sbca75acd1-style_14" xml:id="sbca75acd1-table_3_1">
            <table:table-cell table:style-name="sbca75acd1-style_15">
              <text:p text:style-name="sbca75acd1-style_16"><text:span text:style-name="sbca75acd1-style_17">xxx </text:span></text:p>
            </table:table-cell>
            <table:table-cell table:style-name="sbca75acd1-style_18">
              <text:p text:style-name="sbca75acd1-style_19"><text:span text:style-name="sbca75acd1-style_20">programacio_M06</text:span></text:p>
            </table:table-cell>
            <table:table-cell table:style-name="sbca75acd1-style_21">
              <text:p text:style-name="sbca75acd1-style_22"><text:span text:style-name="sbca75acd1-style_23">Pàgina <text:span text:style-name="sbca75acd1-style_24"><text:page-number style:num-format="1">press F9 to update</text:page-number></text:span></text:span><text:span text:style-name="sbca75acd1-style_25">de <text:span text:style-name="sbca75acd1-style_26"><text:page-count style:num-format="1">press F9 to update</text:page-count></text:span></text:span></text:p>
            </table:table-cell>
          </table:table-row>
          <table:table-row table:style-name="sbca75acd1-style_27" xml:id="sbca75acd1-table_3_2">
            <table:table-cell table:style-name="sbca75acd1-style_28">
              <text:p text:style-name="sbca75acd1-style_29"><text:span text:style-name="sbca75acd1-style_30">Elaborat: </text:span></text:p>
            </table:table-cell>
            <table:table-cell table:style-name="sbca75acd1-style_31">
              <text:p text:style-name="sbca75acd1-style_32"><text:span text:style-name="sbca75acd1-style_33">Revisat: </text:span></text:p>
            </table:table-cell>
            <table:table-cell table:style-name="sbca75acd1-style_34">
              <text:p text:style-name="sbca75acd1-style_35"><text:span text:style-name="sbca75acd1-style_36">Aprovat: </text:span></text:p>
            </table:table-cell>
          </table:table-row>
        </table:table>
      </style:footer>
      <style:header>
        <table:table table:style-name="sbca75acd1-style_37" xml:id="sbca75acd1-table_38">
          <table:table-column table:number-columns-repeated="1"/>
          <table:table-row table:style-name="sbca75acd1-style_39" xml:id="sbca75acd1-table_38_0">
            <table:table-cell table:style-name="sbca75acd1-style_40">
              <text:p text:style-name="sbca75acd1-style_41"><text:span><draw:frame xmlns:draw="urn:oasis:names:tc:opendocument:xmlns:drawing:1.0" xmlns:text="urn:oasis:names:tc:opendocument:xmlns:text:1.0" xmlns:svg="urn:oasis:names:tc:opendocument:xmlns:svg-compatible:1.0" draw:style-name="sbca75acd1-style_43" draw:text-style-name="text-sbca75acd1-style_43" draw:name="5756b2554dfab" text:anchor-type="as-char" svg:width="6.6875in" svg:height="0.88541666666667in"><draw:image xlink:href="media/docsodtimagesheader.png" xlink:type="simple" xlink:show="embed" xlink:actuate="onLoad"/></draw:frame></text:span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